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officeooo:rsid="000e3aef" officeooo:paragraph-rsid="000e3aef"/>
    </style:style>
    <style:style style:name="P3" style:family="paragraph" style:parent-style-name="Standard">
      <style:text-properties officeooo:rsid="001037fe" officeooo:paragraph-rsid="001037fe"/>
    </style:style>
    <style:style style:name="P4" style:family="paragraph" style:parent-style-name="Standard">
      <style:text-properties officeooo:rsid="001b8b59" officeooo:paragraph-rsid="001037fe"/>
    </style:style>
    <style:style style:name="P5" style:family="paragraph" style:parent-style-name="Standard">
      <style:text-properties officeooo:rsid="001df0ba" officeooo:paragraph-rsid="001df0ba"/>
    </style:style>
    <style:style style:name="P6" style:family="paragraph" style:parent-style-name="Standard">
      <style:text-properties officeooo:rsid="002547d7" officeooo:paragraph-rsid="002547d7"/>
    </style:style>
    <style:style style:name="P7" style:family="paragraph" style:parent-style-name="Standard">
      <style:text-properties officeooo:rsid="0030b61b" officeooo:paragraph-rsid="0030b61b"/>
    </style:style>
    <style:style style:name="P8" style:family="paragraph" style:parent-style-name="Standard">
      <style:text-properties officeooo:rsid="00343cb0" officeooo:paragraph-rsid="00343cb0"/>
    </style:style>
    <style:style style:name="P9" style:family="paragraph" style:parent-style-name="Standard">
      <style:text-properties officeooo:rsid="003b1031" officeooo:paragraph-rsid="003b1031"/>
    </style:style>
    <style:style style:name="P10" style:family="paragraph" style:parent-style-name="Standard">
      <style:text-properties officeooo:rsid="0040495f" officeooo:paragraph-rsid="0040495f"/>
    </style:style>
    <style:style style:name="P11" style:family="paragraph" style:parent-style-name="Standard">
      <style:text-properties officeooo:rsid="00666969" officeooo:paragraph-rsid="00666969"/>
    </style:style>
    <style:style style:name="P12" style:family="paragraph" style:parent-style-name="Standard">
      <style:text-properties officeooo:rsid="0067d89a" officeooo:paragraph-rsid="0067d89a"/>
    </style:style>
    <style:style style:name="P13" style:family="paragraph" style:parent-style-name="Standard">
      <style:text-properties officeooo:rsid="0069263c" officeooo:paragraph-rsid="0069263c"/>
    </style:style>
    <style:style style:name="P14" style:family="paragraph" style:parent-style-name="Standard">
      <style:text-properties officeooo:rsid="0074dfa4" officeooo:paragraph-rsid="0074dfa4"/>
    </style:style>
    <style:style style:name="P15" style:family="paragraph" style:parent-style-name="Standard">
      <style:text-properties officeooo:rsid="00808709" officeooo:paragraph-rsid="00808709"/>
    </style:style>
    <style:style style:name="P16" style:family="paragraph" style:parent-style-name="Standard">
      <style:text-properties officeooo:rsid="008267e7" officeooo:paragraph-rsid="008267e7"/>
    </style:style>
    <style:style style:name="P17" style:family="paragraph" style:parent-style-name="Standard">
      <style:text-properties officeooo:rsid="0086bcb5" officeooo:paragraph-rsid="0086bcb5"/>
    </style:style>
    <style:style style:name="P18" style:family="paragraph" style:parent-style-name="Standard">
      <style:text-properties officeooo:rsid="0096314e" officeooo:paragraph-rsid="0096314e"/>
    </style:style>
    <style:style style:name="P19" style:family="paragraph" style:parent-style-name="Standard">
      <style:text-properties officeooo:rsid="00997743" officeooo:paragraph-rsid="00a3f0b9"/>
    </style:style>
    <style:style style:name="P20" style:family="paragraph" style:parent-style-name="Standard">
      <style:text-properties officeooo:rsid="00a42d1e" officeooo:paragraph-rsid="00a42d1e"/>
    </style:style>
    <style:style style:name="P21" style:family="paragraph" style:parent-style-name="Standard">
      <style:text-properties officeooo:rsid="00a73431" officeooo:paragraph-rsid="00ad0edc"/>
    </style:style>
    <style:style style:name="P22" style:family="paragraph" style:parent-style-name="Standard">
      <style:text-properties officeooo:rsid="00ae73fb" officeooo:paragraph-rsid="00ae73fb"/>
    </style:style>
    <style:style style:name="P23" style:family="paragraph" style:parent-style-name="Standard">
      <style:text-properties officeooo:rsid="00b377a2" officeooo:paragraph-rsid="00b377a2"/>
    </style:style>
    <style:style style:name="P24" style:family="paragraph" style:parent-style-name="Standard">
      <style:text-properties officeooo:rsid="00b40eb1" officeooo:paragraph-rsid="00b40eb1"/>
    </style:style>
    <style:style style:name="P25" style:family="paragraph" style:parent-style-name="Standard">
      <style:text-properties officeooo:rsid="00b55177" officeooo:paragraph-rsid="00b55177"/>
    </style:style>
    <style:style style:name="P26" style:family="paragraph" style:parent-style-name="Standard">
      <style:text-properties officeooo:rsid="00bd7731" officeooo:paragraph-rsid="00bd7731"/>
    </style:style>
    <style:style style:name="P27" style:family="paragraph" style:parent-style-name="Standard">
      <style:text-properties officeooo:rsid="00c0618b" officeooo:paragraph-rsid="00c0618b"/>
    </style:style>
    <style:style style:name="P28" style:family="paragraph" style:parent-style-name="Standard">
      <style:text-properties officeooo:rsid="00c1dc3f" officeooo:paragraph-rsid="00c1dc3f"/>
    </style:style>
    <style:style style:name="P29" style:family="paragraph" style:parent-style-name="Standard">
      <style:text-properties officeooo:rsid="00c49f70" officeooo:paragraph-rsid="00c49f70"/>
    </style:style>
    <style:style style:name="P30" style:family="paragraph" style:parent-style-name="Standard">
      <style:text-properties officeooo:rsid="00cb6970" officeooo:paragraph-rsid="00cb6970"/>
    </style:style>
    <style:style style:name="P31" style:family="paragraph" style:parent-style-name="Standard">
      <style:text-properties officeooo:rsid="00cd24f4" officeooo:paragraph-rsid="00cd24f4"/>
    </style:style>
    <style:style style:name="P32" style:family="paragraph" style:parent-style-name="Standard">
      <style:text-properties officeooo:rsid="00cd592c" officeooo:paragraph-rsid="00cd592c"/>
    </style:style>
    <style:style style:name="P33" style:family="paragraph" style:parent-style-name="Standard">
      <style:text-properties officeooo:rsid="00d78f3a" officeooo:paragraph-rsid="00d78f3a"/>
    </style:style>
    <style:style style:name="T1" style:family="text">
      <style:text-properties officeooo:rsid="00120a95"/>
    </style:style>
    <style:style style:name="T2" style:family="text">
      <style:text-properties officeooo:rsid="0012a83a"/>
    </style:style>
    <style:style style:name="T3" style:family="text">
      <style:text-properties officeooo:rsid="0014ad66"/>
    </style:style>
    <style:style style:name="T4" style:family="text">
      <style:text-properties officeooo:rsid="0014f0f5"/>
    </style:style>
    <style:style style:name="T5" style:family="text">
      <style:text-properties officeooo:rsid="0014f9dd"/>
    </style:style>
    <style:style style:name="T6" style:family="text">
      <style:text-properties officeooo:rsid="001690c9"/>
    </style:style>
    <style:style style:name="T7" style:family="text">
      <style:text-properties officeooo:rsid="00182924"/>
    </style:style>
    <style:style style:name="T8" style:family="text">
      <style:text-properties officeooo:rsid="001981d6"/>
    </style:style>
    <style:style style:name="T9" style:family="text">
      <style:text-properties officeooo:rsid="001a2c5b"/>
    </style:style>
    <style:style style:name="T10" style:family="text">
      <style:text-properties officeooo:rsid="00214478"/>
    </style:style>
    <style:style style:name="T11" style:family="text">
      <style:text-properties officeooo:rsid="00248e77"/>
    </style:style>
    <style:style style:name="T12" style:family="text">
      <style:text-properties officeooo:rsid="0024d917"/>
    </style:style>
    <style:style style:name="T13" style:family="text">
      <style:text-properties officeooo:rsid="0025235c"/>
    </style:style>
    <style:style style:name="T14" style:family="text">
      <style:text-properties officeooo:rsid="0025fd28"/>
    </style:style>
    <style:style style:name="T15" style:family="text">
      <style:text-properties officeooo:rsid="0025feb4"/>
    </style:style>
    <style:style style:name="T16" style:family="text">
      <style:text-properties officeooo:rsid="0027a0e4"/>
    </style:style>
    <style:style style:name="T17" style:family="text">
      <style:text-properties officeooo:rsid="00287247"/>
    </style:style>
    <style:style style:name="T18" style:family="text">
      <style:text-properties officeooo:rsid="0029249a"/>
    </style:style>
    <style:style style:name="T19" style:family="text">
      <style:text-properties officeooo:rsid="002bcd3d"/>
    </style:style>
    <style:style style:name="T20" style:family="text">
      <style:text-properties officeooo:rsid="002d7a92"/>
    </style:style>
    <style:style style:name="T21" style:family="text">
      <style:text-properties officeooo:rsid="002de362"/>
    </style:style>
    <style:style style:name="T22" style:family="text">
      <style:text-properties officeooo:rsid="002f8af6"/>
    </style:style>
    <style:style style:name="T23" style:family="text">
      <style:text-properties officeooo:rsid="0032adaf"/>
    </style:style>
    <style:style style:name="T24" style:family="text">
      <style:text-properties officeooo:rsid="00335a18"/>
    </style:style>
    <style:style style:name="T25" style:family="text">
      <style:text-properties officeooo:rsid="0035e1e3"/>
    </style:style>
    <style:style style:name="T26" style:family="text">
      <style:text-properties officeooo:rsid="003b3d9a"/>
    </style:style>
    <style:style style:name="T27" style:family="text">
      <style:text-properties officeooo:rsid="003bf27e"/>
    </style:style>
    <style:style style:name="T28" style:family="text">
      <style:text-properties officeooo:rsid="003cead8"/>
    </style:style>
    <style:style style:name="T29" style:family="text">
      <style:text-properties officeooo:rsid="003d98c5"/>
    </style:style>
    <style:style style:name="T30" style:family="text">
      <style:text-properties officeooo:rsid="003f4734"/>
    </style:style>
    <style:style style:name="T31" style:family="text">
      <style:text-properties officeooo:rsid="004217cf"/>
    </style:style>
    <style:style style:name="T32" style:family="text">
      <style:text-properties officeooo:rsid="00425899"/>
    </style:style>
    <style:style style:name="T33" style:family="text">
      <style:text-properties officeooo:rsid="004408b7"/>
    </style:style>
    <style:style style:name="T34" style:family="text">
      <style:text-properties officeooo:rsid="0067ff6d"/>
    </style:style>
    <style:style style:name="T35" style:family="text">
      <style:text-properties officeooo:rsid="00684d24"/>
    </style:style>
    <style:style style:name="T36" style:family="text">
      <style:text-properties officeooo:rsid="006aadae"/>
    </style:style>
    <style:style style:name="T37" style:family="text">
      <style:text-properties officeooo:rsid="006c936f"/>
    </style:style>
    <style:style style:name="T38" style:family="text">
      <style:text-properties officeooo:rsid="006d44f1"/>
    </style:style>
    <style:style style:name="T39" style:family="text">
      <style:text-properties officeooo:rsid="006f33a0"/>
    </style:style>
    <style:style style:name="T40" style:family="text">
      <style:text-properties officeooo:rsid="007104f7"/>
    </style:style>
    <style:style style:name="T41" style:family="text">
      <style:text-properties officeooo:rsid="00756532"/>
    </style:style>
    <style:style style:name="T42" style:family="text">
      <style:text-properties officeooo:rsid="0075fe9e"/>
    </style:style>
    <style:style style:name="T43" style:family="text">
      <style:text-properties officeooo:rsid="00763248"/>
    </style:style>
    <style:style style:name="T44" style:family="text">
      <style:text-properties officeooo:rsid="0077657d"/>
    </style:style>
    <style:style style:name="T45" style:family="text">
      <style:text-properties officeooo:rsid="007922fa"/>
    </style:style>
    <style:style style:name="T46" style:family="text">
      <style:text-properties officeooo:rsid="00796ece"/>
    </style:style>
    <style:style style:name="T47" style:family="text">
      <style:text-properties officeooo:rsid="007b1248"/>
    </style:style>
    <style:style style:name="T48" style:family="text">
      <style:text-properties officeooo:rsid="007cffc5"/>
    </style:style>
    <style:style style:name="T49" style:family="text">
      <style:text-properties officeooo:rsid="007dda31"/>
    </style:style>
    <style:style style:name="T50" style:family="text">
      <style:text-properties officeooo:rsid="007eb873"/>
    </style:style>
    <style:style style:name="T51" style:family="text">
      <style:text-properties officeooo:rsid="00828d40"/>
    </style:style>
    <style:style style:name="T52" style:family="text">
      <style:text-properties officeooo:rsid="0085a084"/>
    </style:style>
    <style:style style:name="T53" style:family="text">
      <style:text-properties officeooo:rsid="0085c595"/>
    </style:style>
    <style:style style:name="T54" style:family="text">
      <style:text-properties officeooo:rsid="00871746"/>
    </style:style>
    <style:style style:name="T55" style:family="text">
      <style:text-properties officeooo:rsid="008b2e7f"/>
    </style:style>
    <style:style style:name="T56" style:family="text">
      <style:text-properties officeooo:rsid="008bb95d"/>
    </style:style>
    <style:style style:name="T57" style:family="text">
      <style:text-properties officeooo:rsid="008dc7f7"/>
    </style:style>
    <style:style style:name="T58" style:family="text">
      <style:text-properties officeooo:rsid="008dfba5"/>
    </style:style>
    <style:style style:name="T59" style:family="text">
      <style:text-properties officeooo:rsid="008f9d7a"/>
    </style:style>
    <style:style style:name="T60" style:family="text">
      <style:text-properties officeooo:rsid="0092840c"/>
    </style:style>
    <style:style style:name="T61" style:family="text">
      <style:text-properties officeooo:rsid="00941069"/>
    </style:style>
    <style:style style:name="T62" style:family="text">
      <style:text-properties officeooo:rsid="009573f1"/>
    </style:style>
    <style:style style:name="T63" style:family="text">
      <style:text-properties officeooo:rsid="009773bf"/>
    </style:style>
    <style:style style:name="T64" style:family="text">
      <style:text-properties officeooo:rsid="009b60c4"/>
    </style:style>
    <style:style style:name="T65" style:family="text">
      <style:text-properties officeooo:rsid="009cda9d"/>
    </style:style>
    <style:style style:name="T66" style:family="text">
      <style:text-properties officeooo:rsid="00a5dd08"/>
    </style:style>
    <style:style style:name="T67" style:family="text">
      <style:text-properties officeooo:rsid="00a6b0cc"/>
    </style:style>
    <style:style style:name="T68" style:family="text">
      <style:text-properties officeooo:rsid="00a6f6bf"/>
    </style:style>
    <style:style style:name="T69" style:family="text">
      <style:text-properties officeooo:rsid="00a73431"/>
    </style:style>
    <style:style style:name="T70" style:family="text">
      <style:text-properties officeooo:rsid="00a90897"/>
    </style:style>
    <style:style style:name="T71" style:family="text">
      <style:text-properties officeooo:rsid="00abaf9c"/>
    </style:style>
    <style:style style:name="T72" style:family="text">
      <style:text-properties officeooo:rsid="00ad0edc"/>
    </style:style>
    <style:style style:name="T73" style:family="text">
      <style:text-properties officeooo:rsid="00b5f950"/>
    </style:style>
    <style:style style:name="T74" style:family="text">
      <style:text-properties officeooo:rsid="00b7f87d"/>
    </style:style>
    <style:style style:name="T75" style:family="text">
      <style:text-properties officeooo:rsid="00b8bc12"/>
    </style:style>
    <style:style style:name="T76" style:family="text">
      <style:text-properties officeooo:rsid="00baa0ee"/>
    </style:style>
    <style:style style:name="T77" style:family="text">
      <style:text-properties officeooo:rsid="00bc8a83"/>
    </style:style>
    <style:style style:name="T78" style:family="text">
      <style:text-properties officeooo:rsid="00bf75a5"/>
    </style:style>
    <style:style style:name="T79" style:family="text">
      <style:text-properties officeooo:rsid="00c3b8a5"/>
    </style:style>
    <style:style style:name="T80" style:family="text">
      <style:text-properties officeooo:rsid="00c43e75"/>
    </style:style>
    <style:style style:name="T81" style:family="text">
      <style:text-properties officeooo:rsid="00c7d514"/>
    </style:style>
    <style:style style:name="T82" style:family="text">
      <style:text-properties officeooo:rsid="00c7e7c5"/>
    </style:style>
    <style:style style:name="T83" style:family="text">
      <style:text-properties officeooo:rsid="00c900be"/>
    </style:style>
    <style:style style:name="T84" style:family="text">
      <style:text-properties officeooo:rsid="00cbb268"/>
    </style:style>
    <style:style style:name="T85" style:family="text">
      <style:text-properties officeooo:rsid="00cf1902"/>
    </style:style>
    <style:style style:name="T86" style:family="text">
      <style:text-properties officeooo:rsid="00cfbdaf"/>
    </style:style>
    <style:style style:name="T87" style:family="text">
      <style:text-properties officeooo:rsid="00d0fae3"/>
    </style:style>
    <style:style style:name="T88" style:family="text">
      <style:text-properties officeooo:rsid="00d2f44f"/>
    </style:style>
    <style:style style:name="T89" style:family="text">
      <style:text-properties officeooo:rsid="00d48b0e"/>
    </style:style>
    <style:style style:name="T90" style:family="text">
      <style:text-properties officeooo:rsid="00d60da9"/>
    </style:style>
    <style:style style:name="T91" style:family="text">
      <style:text-properties officeooo:rsid="00d9603b"/>
    </style:style>
    <style:style style:name="T92" style:family="text">
      <style:text-properties officeooo:rsid="00d9fe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15.01.2022 saat 17:06 itibariyle olay raporlarını yazmaya devam ediyorum. Benim adım Mehmet</text:p>
      <text:p text:style-name="Standard">Şirin Sulan. Bitlis Güroymak Özkavak köyünde 1 nolu evde oturmaktayım. Şuan Muş Alparslan</text:p>
      <text:p text:style-name="Standard">Üniversitesi Bilgisayar Mühendisliği Fakültesinde öğrenciyim. Benim Telefon ve Laptop</text:p>
      <text:p text:style-name="Standard">bilgisayarımı sürekli olarak kontrol etmeniz gerekiyor. İçinde sürekli olarak notlar tutmaktayım.</text:p>
      <text:p text:style-name="Standard">Benim Ailem 2014-2015 yıllarında kaçırılmıştır. Bu kaçırılma olayları sadece Ailemle sınırlı</text:p>
      <text:p text:style-name="Standard">olmayıp şuan yaptığım tespitler sonucunda bu ülkeden binlerce insanı İsrail devleti tarafından</text:p>
      <text:p text:style-name="Standard">kaçırılıp esir kamplarında tutulmaktadır ve bu sayı sadece Ailem ile sınırlı olmayıp Mecliste, Siyasi</text:p>
      <text:p text:style-name="Standard">Partide, Askeriyede, Polis birimlerinde, Milli İstihbarat Teşkilatında, Bakanlarda, Millet</text:p>
      <text:p text:style-name="Standard">Vekillerinde dahil bu ülkeden binlerce insan kaçırılmıştır. Bu kaçırılma olayı şu şekilde</text:p>
      <text:p text:style-name="Standard">tezgahlamışlar. Önce birisini kaçırıp kendi esir kamplarına götürüyorlar ondan sonra bir mossad</text:p>
      <text:p text:style-name="Standard">ajanının yüzünü de kaçırdıkları kişiye yüzünü benzetip, kaçırdıkları kişinin yerine koyup o kişinin</text:p>
      <text:p text:style-name="Standard">evine gönderiyorlar. Bu operasyonu Mossad ajanları bu şekilde yürütmüşler. Bu insan kaçırılma</text:p>
      <text:p text:style-name="Standard">olayları 2015 yılından önce başlamıştır ve 2015 yılından itibaren çok yaygın bir şekilde bu</text:p>
      <text:p text:style-name="Standard">operasyonu sürdürmüşler ve şuan Türkiye Cumhuriyeti Devletinin Cumhurbaşkanı olan Recep</text:p>
      <text:p text:style-name="Standard">Tayyip Erdoğan’ı dahi kaçırmışlar. 15 Temmuz darbe gecesinde öz babamı yanıma getirdiler. Şuan</text:p>
      <text:p text:style-name="Standard">Ailemin tamamı kayıp ve 2015 yılından itibaren mossad ajanları tarafından kaçırıldılar ve Ailemin.</text:p>
      <text:p text:style-name="Standard">kaçırıldığını örtbas etmek içinde mossad ajanlarının yüzünü aileme benzetip evime gönderdiler. Bu</text:p>
      <text:p text:style-name="Standard">şekilde bu operasyon ile birçok eve girmişler. Benim tespit etmiş olduğum ve Mossad ajanlarının.</text:p>
      <text:p text:style-name="Standard">sızmış olduğu yapılar şunlardır; Bitlis Güroymak Özkavak Köyündeki neredeyse her haneden</text:p>
      <text:p text:style-name="Standard">birileri bu şekilde kaçırılmış olma yönünde bulgular mevcut olup şuan Mossad'ın bu kaçırmış</text:p>
      <text:p text:style-name="Standard">oldukları insanları götürdüğü esir kamplarında tutmaktadırlar. Bu örgüt aynı zamanda Muş</text:p>
      <text:p text:style-name="Standard">Alparslan Üniversitesi Bilgisayar Mühendisliği fakültesine 2013 yılından itibaren kaydını yapan</text:p>
      <text:p text:style-name="Standard">herkesi kaçırmış olma durumu söz konusudur. Mossad 2015 yılında ya da daha öncesinde Recep</text:p>
      <text:p text:style-name="Standard">Tayyip Erdoğan”ı kaçırmıştır sonrasıda olabilir ama şuan ki bulgular bu yöndedir. Recep Tayyip</text:p>
      <text:p text:style-name="Standard">Erdoğan'ın kaçırılma durumu kesindir. Bunun kanıtı şudur; 2019 yılı Ekim ayında Muş Danişment</text:p>
      <text:p text:style-name="Standard">Gazi KYK Erkek Öğrenci Yurdunda kaldığım esnada Mossad ajanları tarafından sorguya çekildim</text:p>
      <text:p text:style-name="Standard">bu yurt odasında ve sorgu esnasında beynime sentetik nöronlar yerleştirdiler. Bu sentetik nöronlar</text:p>
      <text:p text:style-name="Standard">şunları yapabiliyor. Bir insanı konuşturabiliyor, beyinde bir hologram gösterebiliyor. İnsanın kas</text:p>
      <text:p text:style-name="Standard">hareketlerine müdahale edebiliyor kişiyi güldürmek gibi vs. böyle şeyler yaptırabiliyorlar ve bu</text:p>
      <text:p text:style-name="Standard">sentetik nöronlar herhangi bir şekilde vücuda girebiliyor. Bu sentetik nöronlar yiyecek, içecek vs bu</text:p>
      <text:p text:style-name="Standard">şeylerin içine katılarak vücuda giriyor ve beyne yerleşiyor bu sentetik nöronlar. Bu yurtta beni</text:p>
      <text:p text:style-name="Standard">sorgulayan Mossad ajanları bir baklavanın içine ilaçlar katıp beni sorguladılar ve beynime sentetik</text:p>
      <text:p text:style-name="Standard">nöronlar yerleştirdiler. Bu sorgu esnada Recep Tayyip Erdoğan'la görüntülü olarak beni</text:p>
      <text:p text:style-name="Standard">görüştürdüler. Recep Tayyip Erdoğan'ı gördüğümde parmaklıkların arkasındaydı ve onu bir</text:p>
      <text:p text:style-name="Standard">hapishanede tutuyorlardır. Recep Tayyip Erdoğan o görüntülü aramada dedi ki “Ne istiyorsun?”</text:p>
      <text:p text:style-name="Standard">Beynimdeki sentetik nöronlarda beni konuşturarak dedi ki “Canını istiyorum” dedi. Bu Recep</text:p>
      <text:p text:style-name="Standard">Tayyip Erdoğan*ın kaçırılma bilgisi kesin bilgidir. Şuan ki Recep Tayyip Erdoğan estetik ameliyat</text:p>
      <text:p text:style-name="Standard">ile gerçek Recep Tayyip Erdoğan'a benzetilen bir Mossad ajanıdır. Elimdeki Telefonda bana</text:p>
      <text:p text:style-name="Standard">gösterilen bir görüntüde Kuvvet Komutanlarından birisinin elini arkasında bağlayıp dizinin üstüne</text:p>
      <text:p text:style-name="Standard">çökmüş şekildeydi. Kuvvet Komutanlarının da kaçırılmış olma bilgisi kesin bilgidir. Aynı zamanda</text:p>
      <text:p text:style-name="Standard">Hulusi Akar'ın da kaçırılmış olma yönünde bulgular mevcuttur. Bu kaçırmış oldukları kişileri yerin.</text:p>
      <text:p text:style-name="Standard">altındaki inşa ettikleri hapishanelerde tutmaktadırlar. Bu Mossad ajanlarının birden fazla</text:p>
      <text:p text:style-name="Standard">hapishanesi mevcuttur ve bu hapishaneleri büyük bir kısmı yerin altındadır. Bu sentetik nöronlar</text:p>
      <text:p text:style-name="Standard">sürekli olarak beynimde “darbe başarılı” diyorlar. 15 temmuz ile ilgili halkın bilmediği başka bir</text:p>
      <text:p text:style-name="Standard">durum var. Tespit etmiş olduğum ve doğruluğu kesin olan bir mossad ajanıda Benimle MAUN</text:p>
      <text:p text:style-name="Standard">Üniversitesinde Bilgisayar Mühendisliği fakültesinde okuyan Gürkan Kaya'dır. Şuan orda öğrenci</text:p>
      <text:p text:style-name="Standard">olan Gürkan Kaya estetik ameliyat ile yüzünü Gürkan Kaya'ya benzetmiş bir Mossad ajanıdır.</text:p>
      <text:p text:style-name="Standard">Gürkan Kaya”yı da kaçırmışlar ve tutsak olan kişilerin bulunduğu kamplarından birinde</text:p>
      <text:p text:style-name="Standard">tutmaktadırlar. Ayrıca benim okuduğum üniversitede benim sınıf arkadaşım olan Furkan Er de kesin</text:p>
      <text:p text:style-name="Standard">olarak kaçırılmıştır. Bir diğer şahıs Cüneyt Güler ve Ailesinin tamamı kayıptır. Şuan Cüneyt Güler</text:p>
      <text:p text:style-name="Standard">ve Ailesinin tamamı estetik ameliyat ile Muş ilinin köyünde yaşayan Cüneyt Güler ve Ailesine</text:p>
      <text:p text:style-name="Standard">benzetilmiş Mossad ajanlarıdır. Cünety Güler ve Ailesinin tamamı kayıptır. Kuvvet Komutanları,</text:p>
      <text:p text:style-name="Standard"><text:soft-page-break/></text:p>
      <text:p text:style-name="Standard"><text:s/>Hulusi Akar ve Recep Tayyip Erdoğan 2015 yılından önce kaçırılmış olabilir sonrası da olabilir</text:p>
      <text:p text:style-name="Standard">fakat 2015 yılı bu kaçırılma vakaları için çok kritik ve yoğun kaçırılma vakalarının yaşandığı bir</text:p>
      <text:p text:style-name="Standard">tarihtir. Bu kaçırılma olaylarından dolayı devlet mekanizması çökmüştür. Şuan devletimin birçok</text:p>
      <text:p text:style-name="Standard">noktasında görev yapanlar mossad ajanlarıdır. Şuan Bitlis Güroymak özkavak köyündeki neredeyse</text:p>
      <text:p text:style-name="Standard">herkesi kaçınp bir yere kapatmışlar. Bu kaçırılan insanların tutulduğu birden fazla yer mevcuttur ve</text:p>
      <text:p text:style-name="Standard">hepsi aynı yerde tutulmamaktadır. Bu yerlerden biri de İsrail topraklarındaki Doğu Gota da yerin</text:p>
      <text:p text:style-name="Standard">altında bir diğer yerde Diyarbakır Silvanda yerin altında bir sığınak ya da hapishane olabilir. Bunun</text:p>
      <text:p text:style-name="Standard">teyit edilmesi gerekiyor. Bu iki yerin derhal kontrol edilmesi gerekiyor. Diyarbakır Silvanda yerin</text:p>
      <text:p text:style-name="Standard">altındaki sığınak olabilir ve orayı bu kaçırmış oldukları kişileri tutmak için kullanmışlar. Mossad</text:p>
      <text:p text:style-name="Standard">kaçırmış oldukları kişilerin çevresindeki kişileri de kaçırmış olduğundan dolayı bir Ailede bir kişi</text:p>
      <text:p text:style-name="Standard">kaçırılmış ve o kişiye estetik ameliyat ile yüzü benzetilen bir mossad ajanı varsa bütün ailenin</text:p>
      <text:p text:style-name="Standard">kaçırılma durumu söz konusudur. Bu yüzden benim çevremdeki herkesin kaçırılmış olma durumu</text:p>
      <text:p text:style-name="Standard">söz konusudur. Çünkü köyümdeki herkesi kaçırmış Mossad ajanları. Muş Alparslan Üniversitesi</text:p>
      <text:p text:style-name="Standard">Bilgisayar Mühendisliği fakültesindeki akademisyen ve öğrencilerin tamamının kaçırılmış olma</text:p>
      <text:p text:style-name="Standard">durumu söz konusudur çünkü ben orda öğrenciydim. Muşta soyadı bozyel olan Ailenin tamamı</text:p>
      <text:p text:style-name="Standard">kaçırılmış olabilir. Bu örgüt önce birisini kaçırıyor ondan sonra onun kaçırıldığını örtbas etmek için.</text:p>
      <text:p text:style-name="Standard">kendi mossad ajanının yüzünü estetik ameliyat ile o kişiye benzetip o kişinin yaşadığı yere</text:p>
      <text:p text:style-name="Standard">gönderiyorlar ve bu şekilde kaçırdıkları kişilerin varlığını örtbas etmek çabasındalar. Tespit etmiş</text:p>
      <text:p text:style-name="Standard">olduğum bir diğer Mossad ajanları da Bitlis Güroymak Güzelli Köyündeki Akın soyadını taşıyan</text:p>
      <text:p text:style-name="Standard">insanlardır ve onların neredeyse tamamı kaçırılıp onların evinde şuan yaşayanlar yüzlerini</text:p>
      <text:p text:style-name="Standard">kaçırdıkları kişilere estetik ameliyat ile benzeten mossad ajanlarıdır. Ayrıca Bitlis Güroymak</text:p>
      <text:p text:style-name="Standard">Gölbaşında yaşayan Kuzenim olan Özlem ya da Ailesinin de kaçırılmış olup şuan onların evinde</text:p>
      <text:p text:style-name="Standard">yaşayanlar kuzenlerim olmayıp hepsi mossad ajanlarıdır. Beni sorguladığınızda beynimdeki sentetik</text:p>
      <text:p text:style-name="Standard">nöronlar sizinle konuşuyor olma ihümali var bu durum söz konusu olduğu için beni</text:p>
      <text:p text:style-name="Standard">sorguladığınızda hangisinin ben hangisinin sentetik nöron olduğunu ayırt etmeniz gerekiyor. Çünkü</text:p>
      <text:p text:style-name="Standard">sentetik nöronlar kişiyi konuşturabiliyor hemde istemsiz bir şekilde, Bitlis Güroymak özkavak</text:p>
      <text:p text:style-name="Standard">köyünde yaşayan ve soyadları Sulan ve Bağatur olan Ailelerin İstanbuldaki akrabalarınında</text:p>
      <text:p text:style-name="Standard">kaçırılmış olma durumu söz konusudur. Bitlis Tatvan ilinde yaşayan Aysun Koç ki bu şahıs aynı</text:p>
      <text:p text:style-name="Standard">Zamanda benimle aynı üniversitede ve aynı sınıfta okuyordu bu şahısa kesin olarak kaçırılmıştır ve</text:p>
      <text:p text:style-name="Standard">Şan bu şahısın evinde yaşayan kişi yüzünü Aysun koç'a benzetmiş bir Mossad ajanıdır. Bu yüzden</text:p>
      <text:p text:style-name="Standard">Aysun Koç ve Ailesinin de kaçırılmış olma durumu söz konusudur. Recep Tayyip Erdoğan 2013</text:p>
      <text:p text:style-name="Standard">yılında da kaçırılmış olabilir çünkü o zaman BOB eş başkanı seçilmiştir. O şahıs Recep tayyip</text:p>
      <text:p text:style-name="Standard">Erdoğan değildir. BOB eş başkanı seçilen şahıs Recep Tayyip Erdoğan'a benzetilmiş bir Mossad</text:p>
      <text:p text:style-name="Standard">ajanıdır. Bitlis Tatvan da yaşayan ve Muş Alparslan Üniversitesinde benimle aynı fakültede okuyan.</text:p>
      <text:p text:style-name="Standard">Pınar Oğuz da kaçırılmış olup şuan onlara yüzünü benzeten şahıslar mossad ajanıdır. Burda ismini</text:p>
      <text:p text:style-name="Standard">belirttiğim herkes kaçırılmıştır. Şayet bu şahıslardan birisini bulursanız biliniz ki o bir mossad</text:p>
      <text:p text:style-name="Standard">ajanıdır. 2016 yılında Muş Cumhuriyet Caddesi şenses giyim üstünde kaldığım esnada eve bir şahıs</text:p>
      <text:p text:style-name="Standard">geldi. Buşahısın ismi Sena Akaydın'dır. Bu şahısı Yusuf Güner adındaki arkadaşım eve</text:p>
      <text:p text:style-name="Standard">yönlendirdi. Sena Akaydın'ın Memleketi Bitlis Güroymaküır. Sena Akaydın eve geldikten sonra</text:p>
      <text:p text:style-name="Standard">bana sürekli olarak bazı ilaçlar verip birşeyler yapıyordu ve bana sentetik nöronlarda veriyordu.</text:p>
      <text:p text:style-name="Standard">Muş Alparslan Üniversitesi Bilgisayar Mühendisliğine 2013 yılından itibaren kaydını yapan ya da o</text:p>
      <text:p text:style-name="Standard">fakültede okuyan akademisyenlerin tamamının kaçırılmış olma durumu söz konusudur ve şuan o</text:p>
      <text:p text:style-name="Standard">şahısların tamamı birer Mossad ajanlarıdır. Estetik ameliyat ile yüzünü değiştirmiş bir mossad ajanı</text:p>
      <text:p text:style-name="Standard">tespit ederseniz o mossad ajanının içinde bulunduğu ailenin ve akrabalarının tamamının estetik</text:p>
      <text:p text:style-name="Standard">ameliyat geçirip geçirmediğini kontrol etmeniz gerekmektedir. Bu sentetik nöronların söylediği</text:p>
      <text:p text:style-name="Standard">kadarıyla şuan AK Partide birçok şahıs estetik ameliyat ile yüzünü o parti mensubu şahıslara estetik</text:p>
      <text:p text:style-name="Standard">ameliyatlar ile benzetmiş mossad ajanı olup bu AK Parti mensubu millet vekilleri ve bakanların</text:p>
      <text:p text:style-name="Standard">büyük bir kısmı mossad ajanlarının esir kamplarında tutulmaktadırlar. Türk Silahlı Kuvvetlerine</text:p>
      <text:p text:style-name="Standard">haber verin. Devletin bütün kurumlarını bu olaylardan haberdan edin. MHP parti yöneticisi Devlet</text:p>
      <text:p text:style-name="Standard">Bahçeli de kaçırılmış olma durumu söz konusudur ve şuan MHP partisinde yöneticilik yapan şahıs</text:p>
      <text:p text:style-name="Standard">Devlet Bahçeli olmayıp Devlet Bahçeli şuan Mossad”ın esir kamplarından birinde tutuluyor olabilir.</text:p>
      <text:p text:style-name="Standard"><text:soft-page-break/>Böyle bir durum söz konusudur. Devlet elden gitmiş şuan Türkiye Cumhuriyeti Devlet'i yüzünü estetik ameliyat ile Recep Tayyip Erdoğan'a benzetmiş bir mossad ajanı tarafından yönetilmektedir.</text:p>
      <text:p text:style-name="Standard">TBMM meclisinde, TSK da, Emmiyet Teşkilatında, Siyasi Partilerin içinde ve Sivil halkın içinden</text:p>
      <text:p text:style-name="Standard">kaç kişinin mossad tarafından kaçırıldığını ve şuan bu kaçırılan şahısların kaçırıldığını örtbas etmek</text:p>
      <text:p text:style-name="Standard">için kaç mossad ajanının yüzünü bu şahıslara benzetip bu şahısların yerine yerleştirdiğini kimse</text:p>
      <text:p text:style-name="Standard">bilmiyor. Şuan binlerce Türkiye Cumhuriyeti Vatandaşı mossad'ın esir kamplarında tutuluyor. Sena</text:p>
      <text:p text:style-name="Standard">“Akaydın adındaki şahıs 2016 yılında evden ayrılırken onu gece saat 01:00 civarında bir polis yani</text:p>
      <text:p text:style-name="Standard">istihbarat mensubu bir şahıs almaya geldi ve onu evden alıp götürdü. Şuan yüzünü Recep Tayyip</text:p>
      <text:p text:style-name="Standard">Erdoğan'a benzeten ve Türkiyede Cumhurbaşkanı olan şahıs bir Mossad ajanıdır ve bu şahısı 2021</text:p>
      <text:p text:style-name="Standard">yılında askerden geldiğim esnada Bitlis Güroymak özkavak köyünde Mossad ajanlarıyla beraber</text:p>
      <text:p text:style-name="Standard">köyümdeki tarlamda bir İsrail derin devlet adamıyla beraber faaliyetler yürütüyorlardı. Ben o derin</text:p>
      <text:p text:style-name="Standard">devlet adamını daha öncede o köyde gördüm. Bitlis Güroymak Özkavak Köyünün tal</text:p>
      <text:p text:style-name="Standard">ajanları tarafından ele geçirilmiş bir yerdir. Ben Bitlis Güroymak özkavak köyüne gi</text:p>
      <text:p text:style-name="Standard">sürekli olarak o köye helikopterlerle geliyorlardı. Şayet özkavak köyüne bir helikopter inerse biliniz</text:p>
      <text:p text:style-name="Standard">ki Mossad ajanları bir faaliyet yürütmektedir. Bu estetik ameliyatlı şahısların toplumdan kaç kişinin</text:p>
      <text:p text:style-name="Standard">kaçırdıkları belli olmamakla beraber şuan askeriyede ve emniyet teşkilatında kaç kişinin kaçırılıp</text:p>
      <text:p text:style-name="Standard">yerlerine mossad ajanlarının gönderildiğini kimse bilmiyor. Benim beynime yıllardır sentetik</text:p>
      <text:p text:style-name="Standard">nöronlar yerleştirmektedirler. Recep tayyip Erdoğan, Hulusi Akar, Kuvvet Komutanları</text:p>
      <text:p text:style-name="Standard">kaçırılmıştır. Şuan Türkiye Cumhuriyeti devleti bir mossad ajanı tarafından yani Recep Tayyip</text:p>
      <text:p text:style-name="Standard">Erdoğan tarafından yönetiliyor. Bu kaçırılma olayları 15 Temmuz darbe girişiminden önce</text:p>
      <text:p text:style-name="Standard">başlamıştır. Bu kaçırılan şahısların Aileleri ve Akrabaları da kaçırılma durumu söz konusudur.</text:p>
      <text:p text:style-name="Standard">Benim devlete gitmemdense Devlet bana gelsin çünkü şuan Türkiye Cumhuriyeti Devletinde</text:p>
      <text:p text:style-name="Standard">sayısının binleri bulan mossad ajanlarıyla dolmuş durumdadır ve devleti ele geçirmişler. Estetik</text:p>
      <text:p text:style-name="Standard">ameliyat ile yüzlerini değiştirip kaçırdıkları kişilerin yerine kendi adamlarını yerleştirme projesinin</text:p>
      <text:p text:style-name="Standard">ismi Büyük Orta Doğu projesidir. Bu şekilde kaç tane ülkeye operasyon çektiklerini kendiniz</text:p>
      <text:p text:style-name="Standard">görebilirsiniz fakat bu şekilde Türkiyeye operasyon çekip devlet liderlerini kaçırdıkları ortadadır.</text:p>
      <text:p text:style-name="Standard">Şuan Medyada basın yayın kuruluşlarında ve diğer birçok kurumda Mossad ajanları görev</text:p>
      <text:p text:style-name="Standard">almaktadır. Bu yüzden Medya ve Basın kurumlarındaki insanların büyük bir kısmı kaçırılmıştır.</text:p>
      <text:p text:style-name="Standard">Mehmet Ali Bulut estetikli mossad ajanı olma durumu söz konusudur ve Medyada bunların sözcüsü</text:p>
      <text:p text:style-name="Standard">gibi konuşuyor. Acun ılıcalı ve beyaz da estetik ameliyatlı mossad ajanı olma durumu söz</text:p>
      <text:p text:style-name="Standard">konusudur. Medyada şuan birçok kişi estetik ameliyatlı mossad ajanı olma durumu söz konusudur.</text:p>
      <text:p text:style-name="Standard">Medya ve TV kanallarında birçok şahıs bunlara çalışıyor şuan. Muş Emniyet Teşkilatına yıllar önce</text:p>
      <text:p text:style-name="Standard">sızdılar ve şuan Muş Emniyet Teşkilatı Doğu'nun en büyük Mossad üssü durumundadır. Muş</text:p>
      <text:p text:style-name="Standard">Emniyet Teşkilatından birçok polisi kaçırmışlar ve şuan bu kaçırdıkları polislere yüzleri estetik</text:p>
      <text:p text:style-name="Standard">ameliyat ile benzetilen Mossad ajanları görev yapmaktadır. Muş emniyet teşkilatında 72 civarında</text:p>
      <text:p text:style-name="Standard">kişi bu yapıya çalışmaktadır, bulgular bu yöndedir. Cübbeli Ahmet Hoca'nında kaçırılma durumu</text:p>
      <text:p text:style-name="Standard">söz konusudur. Medya da ve Diğer mecralarda tanınan herkesin bu yapıya dahil şahıslar olma</text:p>
      <text:p text:style-name="Standard">durumu var mı ya da herhangi bir şekilde bu yapıyla temas sağlayıp sağlanmadığının kontrolü</text:p>
      <text:p text:style-name="Standard">yapılması gerekiyor. Bu örgüt kendini Derin Dünya Devleti olarak tanımlamaktadır. Bu örgütün</text:p>
      <text:p text:style-name="Standard">Siyonistler olma durumu söz konusudur. 23 tane ülkeye bu şekilde operasyon çekilmiş olma</text:p>
      <text:p text:style-name="Standard">yönünde bulgular mevcuttur. Fakat kaç ülkeye bu şekilde operasyon çekip devlet başkanlarının</text:p>
      <text:p text:style-name="Standard">kaçırıldığı bilgisi kesin olarak bilinmemektedir. Benimle herhangi bir şekilde birileri temas</text:p>
      <text:p text:style-name="Standard">kurmuşsa arkadaşlık vs. bu insanların kaçırılma durumu söz konusudur. Bu yüzden benim çevremin.</text:p>
      <text:p text:style-name="Standard">detaylı bir şekilde kontrol edilmesi gerekmektedir. Benim kaldığım evlerde faaliyet göstermeye</text:p>
      <text:p text:style-name="Standard">başladıklarında elektrikleri kesiyorlar. Elektrikler kesilse dahi kameralardan görüntü almanız</text:p>
      <text:p text:style-name="Standard">gerekmektedir. Bunu sağlamanız önem taşımaktadır. Bu insan kaçırma vakaları 2012 ya da 2013</text:p>
      <text:p text:style-name="Standard">Yılında başlamıştır bulgular bu yöndedir. Ama Recep Tayyip Erdoğan 2013 yılında kaçırılmış olma</text:p>
      <text:p text:style-name="Standard">yönündeki bulgular mevcuttur. Recep Tayyip Erdoğan ve Kuvvet Komutanları 9 yıldır israilin</text:p>
      <text:p text:style-name="Standard">Zindanlarında tutuluyor. Recep Tayyip Erdoğan ve Kuvvet Komutanlarımız sizden yardım bekliyor,</text:p>
      <text:p text:style-name="Standard">yardım çağrısında bulundular. Herkesi göreve çağırıyorlar. Diyarbakır ve İlçelerinin Emniyet ve</text:p>
      <text:p text:style-name="Standard">Jandarma Teşkilatında da çok büyük bir sızma var ve yıllar önce Mossad yapılanmasını kurdular</text:p>
      <text:p text:style-name="Standard"><text:soft-page-break/>Diyarbakırda, Şuan Diyarbakır çok büyük bir Mossad üssü konumundadır. İsrail kaçırdıkları devlet</text:p>
      <text:p text:style-name="Standard">başkanlarını farklı yerlerde tutuyor, siviller ile aynı yerde değil. Bu yerlerin enlem ve boylam biligilerine ulaşmanız gerekiyor. Bütün tutuklu kampların enlem ve boylam bilgilerine ulaşmanız.</text:p>
      <text:p text:style-name="Standard">gerekiyor.</text:p>
      <text:p text:style-name="Standard"/>
      <text:p text:style-name="Standard">20.01.2022 saat 14:36 itibariyle olay raporlarını yazmaya devam ediyorum. Bu örgüt herhangi bir</text:p>
      <text:p text:style-name="Standard">şehirde faaliyet yürütmüş ise o şehirdeki bütün emniyet ve jandarma da sızma olup olmadığını yani</text:p>
      <text:p text:style-name="Standard">estetik ameliyat geçirip yüzünü değiştirmiş bir Mossad ajanı olup olmadığının kontrolünü devletin.</text:p>
      <text:p text:style-name="Standard">içindeki personellerde yapmanız gerekiyor ve o emniyet ya da jandarma personellerini de kaçırılma</text:p>
      <text:p text:style-name="Standard">durumları söz konusu olduğundan dolayı hepsini bu durum için uyarmanız gerekiyor. Çünkü önce</text:p>
      <text:p text:style-name="Standard">birisini kaçırıyorlar ondan sonra o kişinin yerine kendi istihbarat adamının yüzünü estetik ameliyat</text:p>
      <text:p text:style-name="Standard">ile değiştirip o kaçırdıkları kişiye benzetip o kişinin evine gönderiyorlar. Polis ve Jandarma</text:p>
      <text:p text:style-name="Standard">personellerinin başı bu durumdan dolayı belada onları bu duruma karşı uyarmanız gerekiyor. Muş</text:p>
      <text:p text:style-name="Standard">ilinin Tarihi Murat köprüsü civarında da yer al bir sığınak ya da hapishane olduğu yönünde</text:p>
      <text:p text:style-name="Standard">bulgular var. Muğla Marmaris Merkez Emniyet ve Jandarma birimlerinin de kontrol edilmesi</text:p>
      <text:p text:style-name="Standard">gerekiyor orda da bir Mossad yapılanma durumu söz konusu olabilir çünkü seferberlik çağrısı bana</text:p>
      <text:p text:style-name="Standard">yapıldı ve bu belgede gidilecek yerin Muğla Marmaris Merkez Deniz Kuvvetleri olduğu</text:p>
      <text:p text:style-name="Standard">yazılmaktadır. Burda da bir Mossad yapılanması olma durumu söz konusudur.</text:p>
      <text:p text:style-name="Standard"/>
      <text:p text:style-name="Standard">20.01.2022 saat 18:36 itibariyle olay raporlarını yazmaya devam ediyorum. Bitlis İlinde ve Bitlis'e</text:p>
      <text:p text:style-name="Standard">bağlı Güroymak ilçesinde ve Güroymak ilçesine bağlı Gölbaşı belediyesinde de birçok Mossad</text:p>
      <text:p text:style-name="Standard">ajanı şuan emniyet ve jandarma birimlerinde görev yapmaktadır. Benim bulunduğum yerlerde</text:p>
      <text:p text:style-name="Standard">Mossad ajanları yapılanma kurmuştur ve buna Ailemi, köyümdeki insanları, akrabalarım ve</text:p>
      <text:p text:style-name="Standard">çevremdeki insanları kaçırmakla başlamıştır. Siyonistler sadece Recep Tayyip Erdoğan'ı kaçırmakla</text:p>
      <text:p text:style-name="Standard">kalmamış Şi Cinping, Putin, Biden, Suud Kralı, Aliyev, Paşinyan ve daha birçok devlet başkanını</text:p>
      <text:p text:style-name="Standard">kaçırmış olma yönünde bulgular mevcuttur. Macron yani Fransa başkanının bunlara çalıştığı</text:p>
      <text:p text:style-name="Standard">yönünde bulgular mevcuttur ve Fransada da bu örgütün büyük bir üssü mevcuttur, bulgular bu</text:p>
      <text:p text:style-name="Standard">yöndedir. Fransaya birçok Rehine kaçırdıkları yönünde bulgular mevcuttur. Tatvan emniyet</text:p>
      <text:p text:style-name="Standard">teşkilatına da sızmaya çalışmışlar bu Mossad ajanları ve başarılı olduğu yönünde bulgular</text:p>
      <text:p text:style-name="Standard">mevcuttur. Türkiyedeki bütün kurumların bu yapıdan haberdar edilmesi gerekmektedir. Ayrıca şuan</text:p>
      <text:p text:style-name="Standard">TV kanallarında birçok kişi Mossad ajanları olma durumu söz konusudur. Bu örgüt kaçırdıkları</text:p>
      <text:p text:style-name="Standard">devlet başkanlarını sivil halk ile aynı yerde tutmadığı yönünde bulgular mevcuttur. Bu örgüt</text:p>
      <text:p text:style-name="Standard">herhangi bir ilde bir jandarma ya da emniyet teşkilatına sızmışsa o bölgede bir yer al sığınağı ya</text:p>
      <text:p text:style-name="Standard">da bir hapishane aramanız gerekmektedir. Çünkü rehineleri kaçırıp yer altındaki hapishanelerde</text:p>
      <text:p text:style-name="Standard">tutmaktadırlar. Estetik ameliyat ile yüzlerini değiştiren istihbarat ajanlarının büyük bir kısmını</text:p>
      <text:p text:style-name="Standard">hapishanelerden alıp getirmişler. Bu insanları kaçıran örgüte çalışan bu estetik ameliyatlı istihbarat</text:p>
      <text:p text:style-name="Standard">ajanlarının büyük bir kısmı suç işlemiş ve hapis yatmış yükümlü insanlardır. Bu örgüt de bu</text:p>
      <text:p text:style-name="Standard">suçluları hapishanelerden çıkartıp onların yüzünü estetik ameliyat ile değiştirip bu işlere sokmuş.</text:p>
      <text:p text:style-name="Standard">Adana ya bağlı İncirlik”te de bir yer altı hapishanesinin olduğu yönünde bulgular mevcuttur. Adana</text:p>
      <text:p text:style-name="Standard">ilindeki ve ilçelerindeki Emniyet ve Jandarma birimlerinde de bir Mossad yapılanması söz</text:p>
      <text:p text:style-name="Standard">konusudur çünkü incirlikte bir yer altı hapishanesi mevcuttur.</text:p>
      <text:p text:style-name="Standard"/>
      <text:p text:style-name="Standard">21.01.2022 saat 18:34 itibariyle olay raporlarını yazmaya devam ediyorum. Benim gittiğim</text:p>
      <text:p text:style-name="Standard">şehirlerde de Mossad ajanları bir yapılanma kurmuş olma durumu söz konusudur. Şuan Enmiyet ve</text:p>
      <text:p text:style-name="Standard">Jandarma teşkilatında çalışan kaç kişisin kaçırıldığını kimse bilmiyor. Bu örgütün aynı zamanda</text:p>
      <text:p text:style-name="Standard">amerikada da bir üssü mevcuttur. Bu örgüt aynı zamanda islam düşmanıdır ve Sezen Aksu'nunda</text:p>
      <text:p text:style-name="Standard">insanları kaçıran bu örgüte doğrudan ya da dolaylı olarak çalışıyor olma durumu söz konusudur.</text:p>
      <text:p text:style-name="Standard">Şuan Türkiyedeki Toplulukların başındaki şahıslarda bu yapının adamları olma durumu söz</text:p>
      <text:p text:style-name="Standard">konusudur. Bu örgüt bir grup Aile tarafından yönetiliyor olma yönünde bulgular mevcuttur fakat</text:p>
      <text:p text:style-name="Standard">Siyonistler ile bir bağı var bu insanları kaçıran örgütün. Konteynır ve Kargo uçaklarının kontrol</text:p>
      <text:p text:style-name="Standard">edilmesi gerekiyor. Yurtdışına çıkan ne kadar konteynır, gemi ya da kargo uçağı varsa hepsinin</text:p>
      <text:p text:style-name="Standard">konirol edilmesi gerekiyor. İçinde kaçırılan insanlar olma yönünde bulgular mevcuttur. Bitlis</text:p>
      <text:p text:style-name="Standard"><text:soft-page-break/>Güroymak Özkavak köyümdeki evime estetik ile aileme benzetilip gönderilen adamlar Mossad</text:p>
      <text:p text:style-name="Standard">ajanları değilse onları köyümdeki evimden kaçırıp götürüyorlar ve kendi adamlarını getirip evime yerleştiriyorlar. Son zamanlarda yurtdışına çıkan ya da Fransa ve ABD'ye giden ne kadar konteynır,</text:p>
      <text:p text:style-name="Standard">Konteynır olan gemi, araç ya da kargo uçağı varsa hepsinin kontrol edilmesi gerekiyor. Çünkü bu</text:p>
      <text:p text:style-name="Standard">insanlar konteynırlarla rehineleri kaçırmış olma yönünde bulgular mevcuttur. Yurtdışına çıkan her</text:p>
      <text:p text:style-name="Standard">yolun kontrol edilmesi gerekiyor. Deniz, Kara, Hava yollarının tamamının kontrol edilmesi</text:p>
      <text:p text:style-name="Standard">gerekiyor. Kaçırdıkları insanları başka yerlere taşımaya çalışıyorlar bu yönde bulgular mevcuttur.</text:p>
      <text:p text:style-name="Standard">Bu örgütün aynı zamanda Çinde de bir üssleri mevcuttur. Çin'e giden ne kadar konteynır, uçak,</text:p>
      <text:p text:style-name="Standard">gemi, iren, Araç ya da başka birşey varsa kontrol edilmesi gerekiyor. İçinde kaçırılan insanlar olma</text:p>
      <text:p text:style-name="Standard">yönünde bulgular mevcuttur. Yurtdışına her ne çıkarsa ve her ne yoldan çıkarsa devletin bundan</text:p>
      <text:p text:style-name="Standard">haberdar olması gerekiyor içinde kaçırılan insanlar olabilir. Bu insanların bu rehineleri nereye ya da</text:p>
      <text:p text:style-name="Standard">hangi ülkeye kaçırmaya çalıştıkları şuan belli olmamakla beraber rehineleri kaçırmaya çalışma</text:p>
      <text:p text:style-name="Standard">yönünde bulgular mevcuttur. Bu yüzden bu ülkeden çıkan her şeyin kontrol edilmesi gerekiyor</text:p>
      <text:p text:style-name="Standard">içinde kaçırılan insanlar olabilir.</text:p>
      <text:p text:style-name="Standard"/>
      <text:p text:style-name="Standard">22.01.2022 saat 21:24 itibariyle olay raporlarını yazmaya devam ediyorum. Şuan birçok Holding ve</text:p>
      <text:p text:style-name="Standard">buna benzer kurumlar Mossad ajanları tarafından yönetiliyor olma durumu söz konusudur. Ayrıca</text:p>
      <text:p text:style-name="Standard">CHP'nin içinde de çok ciddi bir Mossad yapılanması söz konusudur ve diğer partilerin içinde de.</text:p>
      <text:p text:style-name="Standard">Ayrıca Devlet kurumlarına yerleştirilen Mossad ajanlarının devletten ne kadar para çaldıklarını</text:p>
      <text:p text:style-name="Standard">kimse bilmiyor. Bu Mossad ajanlarının büyük bir kısmını hapishaneden alıp getirilmiş insanlardır</text:p>
      <text:p text:style-name="Standard">ve şuan sivil halkın içindeler ve bu şahısların büyük bir kısmını cezaevinden alıp getiren Mossad</text:p>
      <text:p text:style-name="Standard">ajanlarına birileri bu işler için üistihbarat vs. bu tarz eğitimler vermiş. Türkiyede 3500 civarında</text:p>
      <text:p text:style-name="Standard">kaçırılan insanlar olduğu yönünde bulgular mevcuttur fakat bu sayının sadece tutulan bir yer altı</text:p>
      <text:p text:style-name="Standard">hapishanesindeki sayı da olabilir. Toplam rehine sayısını kimse bilmiyor. Bu ülkeden kaç kişiyi</text:p>
      <text:p text:style-name="Standard">kaçırdıklarını kimse bilmiyor. Bu ülkeden kaçırılan toplam rehine sayısını öğrenmeniz gerekiyor.</text:p>
      <text:p text:style-name="Standard">Ayrıca dünya genelinde kaçırılan toplam rehine sayısını da kimse bilmiyor ve bunu da öğrenmeniz</text:p>
      <text:p text:style-name="Standard">gerekiyor. TV mecralarında görünen yüzlerin büyük bir çoğunluğu Mossad yapılanmasına</text:p>
      <text:p text:style-name="Standard">çalışmaktadır ve bunlardan biri de Ertan Özyiğiv'tr. Siyasi parti yöneticilerinde de Mossad ajanı</text:p>
      <text:p text:style-name="Standard">olma yönünde bulgular mevcuttur. Bu adamlara ister illuminati deyin ister derin dünya devleti deyin</text:p>
      <text:p text:style-name="Standard">bu insanları kaçıran örgüt bir grup Aileden oluştuğu yönünde bulgular mevcuttur. Ayrıca Şehirlerde</text:p>
      <text:p text:style-name="Standard">belediye başkanlarına ve valilerin de birer estetik ameliyat geçirmiş Mossad ajanları olma durumu</text:p>
      <text:p text:style-name="Standard">söz konusudur ve bu yönde bulgular mevcuttur.</text:p>
      <text:p text:style-name="Standard"/>
      <text:p text:style-name="Standard">23.01.2022 saat 21:39 itibariyle günlük olay raporlarını yazmaya devam ediyorum. Şuan Türkiyede</text:p>
      <text:p text:style-name="Standard">herhangi bir suç işlenirse bu suç ileyen kişilerin bu insanları kaçıran örgüt ie bir bağını aramanız.</text:p>
      <text:p text:style-name="Standard">gerekiyor. Çünkü bu örgüt suçluları cezaevinden çıkartıp bu işlere sokmuş.</text:p>
      <text:p text:style-name="Standard"/>
      <text:p text:style-name="Standard">25.01.2022 saat 19:39 itibariyle olay raporlarını yazmaya devam ediyorum. Kaçırılan insanları</text:p>
      <text:p text:style-name="Standard">yıllarca yerin altındaki hapishanelerde tutmuşlar. Bu kaçırılan insanlar 7-8 yıl boyunca hiç güneşi</text:p>
      <text:p text:style-name="Standard">bile görmemişler hep yerin altında tutmuşlar bu insanları, Bu kaçırılan insanların psikolojilerini siz</text:p>
      <text:p text:style-name="Standard">düşünün. Bu insanları kaçıran örgüt Turan Birliğini de ele geçirdiği yönünde bulgular mevcuttur. Bu</text:p>
      <text:p text:style-name="Standard">örgüt bir şehirde devlet kurumlarına sızmışsa o şehirde bir yeraltı hapishanesi inşa etmiş olma</text:p>
      <text:p text:style-name="Standard">durumu söz konusudur. Jandarma ve Polis kurumlarına bakarsanız en çok sızdıkları bu iki kurumda</text:p>
      <text:p text:style-name="Standard">yüksek oranda Mossad ajanı bulursanız bir şehirde o Mossad ajanları yeraltı hapishanelerinin</text:p>
      <text:p text:style-name="Standard">yerlerini biliyor olabilirler. Biri bu suçluları hapishaneden çıkarup onlara bir eğitim vermiş ve onları</text:p>
      <text:p text:style-name="Standard">bu işlere sokmuş. Bu estetik ameliyatlı ajanların büyük bir çoğunluğu eğitilmiş suçlulardır. Bu örgüt</text:p>
      <text:p text:style-name="Standard">çocuklarla ilgilendiği yönünde bulgular mevcuttur. Devlet kurumlarında bu insanları kaçıran örgüte</text:p>
      <text:p text:style-name="Standard">Çalışan bir Mossad ajanı bulursanız o şahısa bu yeraltı hapishanelerinin yerlerini sormanız.</text:p>
      <text:p text:style-name="Standard">gerekiyor. Herhangi bir yeraltı hapishanelerine gitmiş olma durumu söz konusudur ya da yerini</text:p>
      <text:p text:style-name="Standard">biliyor olma durumu söz konusudur. Bu yüzden Jandarma ve Emniyet teşkilatındaki birimlerinde</text:p>
      <text:p text:style-name="Standard">çalışan bir estetik ameliyat ile yüzünü değiştirmiş Mossad ajanı bulursanız o kişi size yeraltı</text:p>
      <text:p text:style-name="Standard">hapishanelerinin yerini söyleyebilir. Çünkü bu şahıslar bu kişileri kaçırmış olma durumu söz</text:p>
      <text:p text:style-name="Standard"><text:soft-page-break/>konusudur. Aksi takdirde bu işi bu kadar gizli tutamazlardı. Bu yüzden yeraltı hapishanelerinin</text:p>
      <text:p text:style-name="Standard">yerini biliyor olma durumları söz konusudur ve daha önce birilerini de kaçırmış ya da birilerinin kaçırılmasında yardımcı olmuş olma durumu söz konusudur. Ayrıca emniyet ve jandarma da bir</text:p>
      <text:p text:style-name="Standard">Mossad ajanı bulursanız o emniyet ya da jandarmadaki diğer polis ya da Askerleri kaçırmış</text:p>
      <text:p text:style-name="Standard">olabilirler aksi takdirde bu kişiler kendiliğinden kaybolmadı. O emniyet ya da jandarmada çalışan</text:p>
      <text:p text:style-name="Standard">Mossad ajanları bunca kişileri kaçırmış olma durumu söz konusudur. Diyarbakır, Bulu, İstanbulda</text:p>
      <text:p text:style-name="Standard">da bir yeraltı hapishanesi aramanız gerekmektedir. Başka şehirlerde de bir yer altı hapishanesi olma</text:p>
      <text:p text:style-name="Standard">durumu söz konusudur. Ayrıca yeraltındaki bunca insanın yiyecek sorunu var. Bu insanları kaçıran</text:p>
      <text:p text:style-name="Standard">örgütün bir metodu var. Bu örgütün metodlarından biri de gidip suçluları hapishaneden çıkartıp</text:p>
      <text:p text:style-name="Standard">kaçırdıkları kişilerin varlığını örtbas etmek için hapishaneden çıkarttığı adamların yüzünü bu</text:p>
      <text:p text:style-name="Standard">kaçırdığı kişilerin yüzüne estetik ameliyat ile benzetmesi ve o kişilerin evine göndermesidir. Bu</text:p>
      <text:p text:style-name="Standard">örgütün diğer bir metodu da kaçırdığı kişileri yerin altındaki inşa ettiği hapishanelerde tutmaktır. Bu</text:p>
      <text:p text:style-name="Standard">örgütün bir diğer metodu da jandarma ve emniyet teşkilatlarındaki polis ve askerleri kaçırıp kendi</text:p>
      <text:p text:style-name="Standard">adamlarının yüzünü estetik ile o kaçırdığı kişilere benzetip emniyet ve jandarma teşkilatlarına</text:p>
      <text:p text:style-name="Standard">yerleştirmektir. Bunun ömeği Bitlis Güroymak Gölbaşı belediyesindeki birçok jandarma personelini</text:p>
      <text:p text:style-name="Standard">bu şekilde kaçırılmasıdır. Ayrıca bunun başka örnekleri de var diyarbakır ve muştaki emniyet ve</text:p>
      <text:p text:style-name="Standard">jandarma birimlerindeki birçok polis ve jandarma personelini de bu şekilde kaçırmıştır. Bir</text:p>
      <text:p text:style-name="Standard">bölgeden bir şahıs kaçırılmışsa mutlaka o bölgenin emniyet ya da jandarma biriminde de birileri</text:p>
      <text:p text:style-name="Standard">kaçırılmıştır ve o emniyet ve jandarma birimlerindeki şahıslar estetik ameliyat geçirmiş mossad</text:p>
      <text:p text:style-name="Standard">ajanlarıdır. Ayrıca o emniyet ve jandarma birimlerinde estetik ameliyat geçirmiş mossad ajanları bu</text:p>
      <text:p text:style-name="Standard">kaçırma olaylarına yardım ve yataklık yapmış olma durumu söz konusudur. Bu yüzden kaçırılan</text:p>
      <text:p text:style-name="Standard">şahısların nerede olduğu bilgisi bu şahislarda mevcut olma durumu söz konusudur. Ayrıca bu örgüte</text:p>
      <text:p text:style-name="Standard">bağlı Mossad ajanları da ifşa olduklarında kaçış planları yapmışlar ve üs bölgelerine kaçmayı</text:p>
      <text:p text:style-name="Standard">planlıyorlar. Bu örgütün üslerini bu şekilde tespit edebilirsiniz. Bu örgütün başka bir çok metodu</text:p>
      <text:p text:style-name="Standard">var ömeğin TV kanallarındaki şahısları kaçırıp kendi adamlarını o kanallara yerleştirmesi gibi başka</text:p>
      <text:p text:style-name="Standard">bir çok metodları mevcuttur. İstanbulda da bir yeraltı hapishanesi olma durumu söz konusudur</text:p>
      <text:p text:style-name="Standard">çünkü şehir çok büyüktür. Başka bir yeraltı hapishanesi de diyarbakırdadır ve bu örgüt diyarbakıra</text:p>
      <text:p text:style-name="Standard">ayrı bir değer veriyor bu yüzden bu örgütün diyarbakırda çok fazla adamı mevcuttur. Bu örgüt islam</text:p>
      <text:p text:style-name="Standard">düşmanı olduğu için bu örgüt kendi kurduğu sisteme deccaliyet sistemi olarak tanımlamaktadır.</text:p>
      <text:p text:style-name="Standard">Yeraltında tutulan insanlar yıllardır hiç güneş görmemişler ve bu insanların durumunu siz düşünün</text:p>
      <text:p text:style-name="Standard">ne tür şarılarda yer alında tutulmuşlar. Bu örgüt insanlar üzerinde deney yapmış.</text:p>
      <text:p text:style-name="Standard"/>
      <text:p text:style-name="Standard">29.01.2022 saat 01:43 itibariyle olay raporlarını yazmaya devam ediyorum. Bu insanları kaçıran</text:p>
      <text:p text:style-name="Standard">örgüt kendini küresel bir güç olarak tanımlıyor bu yüzden çok kapsamlı bir yapılanma kurmuşlar.</text:p>
      <text:p text:style-name="Standard">Bunun ömeği şudur 2013 yıllarında estetik ameliyat ile yüzünü Recep Tayyip Erdoğan'a benzeten</text:p>
      <text:p text:style-name="Standard">Mossad ajanı bu örgütün ortadoğu eş başkanı seçilmiştir. Bu örgüt temelde şöyle işlemektedir. Bir</text:p>
      <text:p text:style-name="Standard">emir komuta zinciri var ve bu örgüt işlerini yürütmek için ekipler kurduğu yönünde bulgular</text:p>
      <text:p text:style-name="Standard">mevcuttur. Bunun bir ömeği de şudur ki bu örgütün kaçırdığı devlet başkanlarını yöneten bir ekip,</text:p>
      <text:p text:style-name="Standard">Vardır. Bu ekip işi bu örgütün bir metodudur. Bu örgüt işlerini çözmek için ekipler kurmuş olma</text:p>
      <text:p text:style-name="Standard">yönünde bulgular mevcuttur. Bu örgütün bir elemanını bulursanız o örgütün emir komuta zincirini</text:p>
      <text:p text:style-name="Standard">takip etmeniz gerekmektedir çünkü bu insanları kaçıran örgütün bir emir komuta Zinciri var ve bu</text:p>
      <text:p text:style-name="Standard">örgüt işlerini kurmuş olduğu ekiplerle yürütmekte olduğu yönünde bulgular mevcuttur. Bu örgütün</text:p>
      <text:p text:style-name="Standard">kendine ait bir veri tabanı mevcuttur ve birden fazla Data Center'ı mevcuttur. Bu örgütün bir data</text:p>
      <text:p text:style-name="Standard">center” da Amerika kıtasında olduğu yönünde bulgular mevcuttur. Bu örgütün veri merkezlerinin</text:p>
      <text:p text:style-name="Standard">enlem ve boylam bilgilerini öğrenmeniz gerekmektedir. Ayrıca bu örgüt haberleşme için sentetik</text:p>
      <text:p text:style-name="Standard">nöron kullanmaktadır ve bu sentetik nöronlar uydu ağını kullanmaktadır yani bir network sistemi</text:p>
      <text:p text:style-name="Standard">kurmuş durumdalar. Bu örgütün bir sentetik nöronunu bulursanız bu sentetik nöronun sinyalini</text:p>
      <text:p text:style-name="Standard">takip emeniz gerekiyor çünkü bu sinyalin client yani komut alınan taraf bir veri merkezinden</text:p>
      <text:p text:style-name="Standard">gelmektedir. Bu örgütün birçok veri merkezi bulunmaktadır. Aynı zamanda bu örgütün.</text:p>
      <text:p text:style-name="Standard">yöntemlerinden birisi de şudur ki server'ları yerin altında tutukları yönünde bul gular mevcuttur. Bu</text:p>
      <text:p text:style-name="Standard">da bu örgütün metodlarından birisidir. Bu server'ları yerin alında tutmak dahi bu örgütün bir</text:p>
      <text:p text:style-name="Standard">metodudur. Aynı zamanda bu örgüt işlerini yürütmek için ekipler kurduğu için bu insanları kaçıran</text:p>
      <text:p text:style-name="Standard"><text:soft-page-break/>örgütün bir ajanını bulursanız o ajanın elindeki cihazlar bu örgütün herhangi bir ağı ile bağlana</text:p>
      <text:p text:style-name="Standard">halinde olma durumu söz konusudur. Bu örgütün haberleşme için sentetik nöronlar dışında cihazlarıda olma yönünde bulgular mevcuttur. Ayrıca bu örgütün personelleri çok fazla olduğu için</text:p>
      <text:p text:style-name="Standard">bunca kişiyi ve talimatları ne şekilde ve kimin tarafından verildiğini öğrenmeniz gerekmektedir. Bu</text:p>
      <text:p text:style-name="Standard">örgüt bunca personeli nasıl koordine etmektedir ve bunun için ne tür iletişim araçlarını</text:p>
      <text:p text:style-name="Standard">kullanmaktadır. İranda liderlik yapan Hamaney'de bu örgüt tarafından kaçırılmış olma yönünde</text:p>
      <text:p text:style-name="Standard">bulgular mevcuttur ve şuan ki hamaney estetik ameliyat ile hamaney'e benzetilmiş bir mossad ajanı</text:p>
      <text:p text:style-name="Standard">olma yönünde bulgular mevcuttur. Bu insanlar bir çok devlet'in başkanını kaçırmıştır. İngiltere</text:p>
      <text:p text:style-name="Standard">başkanı Boris Johnson da bu örgüt tarafından kaçırılmış olma yönünde bulgular mevcuttur ve şuan</text:p>
      <text:p text:style-name="Standard">ki ingiltere başkanı estetik ameliyat ile Boris johnson'a benzetilen bu örgütün yüzünü estetik</text:p>
      <text:p text:style-name="Standard">ameliyat ile değiştirmiş devlet başkanlarından birisi olduğu yönünde bulgular mevcuttur. Bu örgüt</text:p>
      <text:p text:style-name="Standard">birçok devletin başkanını kaçırmıştır bu kesin bir bilgi olmakla beraber bunca ülkedeki bu estetik</text:p>
      <text:p text:style-name="Standard">ameliyatlı başkanları yöneten ve onlara talimatlar veren yapının kim olduğunu öğrenmeniz.</text:p>
      <text:p text:style-name="Standard">gerekmektedir. Devlet başkanlarını yöneten ekibi bulursanız ve onların elindeki her türlü</text:p>
      <text:p text:style-name="Standard">kullandıkları teknolojileri bulursanız bu örgütü gerçek manada tanırsınız ve ne yaptıklarını</text:p>
      <text:p text:style-name="Standard">bilirsiniz. Bu örgütün bir iletişim ve koordinasyon sistemi mevcuttur ve bir emir komuta Zinciri</text:p>
      <text:p text:style-name="Standard">mevcuttur. Ayrıca Türkiyedeki Meclise yerleştirilen estetik ameliyatlı bu örgütün adamlarını</text:p>
      <text:p text:style-name="Standard">yöneten ekibi de bulmanız gerekmektedir. İnsanları kaçıran bu örgütün ajanları talimatları kimden</text:p>
      <text:p text:style-name="Standard">ne şekilde alındığını ve hangi amaç doğrultusunda bu talimatları aldıklarını öğrenmeniz.</text:p>
      <text:p text:style-name="Standard">gerekmektedir ayrıca bu örgütün bir ajanını bulursanız herhangi bir konuda herhangi bir talimat alıp</text:p>
      <text:p text:style-name="Standard">almadığını sormanız gerekiyor. Bu şekilde geçmişte ne tür faaliyetler yürüttüklerinin tespitini</text:p>
      <text:p text:style-name="Standard">gerçekleştirmiş olursunuz. TV mecralarındaki estetik ameliyatlı ajanlarıda yöneten ve yönlendiren</text:p>
      <text:p text:style-name="Standard">bir ekip mevcuttur ve düzenli olarak bu örgüt bu TV kanallarında şahıslara talimatlar vermektedir.</text:p>
      <text:p text:style-name="Standard">Bunu da yapan bu örgütün bir ekibi mevcuttur. Bu örgüt herşeyini kurduğu ekiplerle yapmaktadır ve</text:p>
      <text:p text:style-name="Standard">bu ekipler emir komuta zincirine göre talimatlar vermektedir. Bu sadece türkiyeye verilen</text:p>
      <text:p text:style-name="Standard">talimatlardır ve başka ülkeler içinde bu şekilde yapmaktadırlar yani işlerini ekiplerle</text:p>
      <text:p text:style-name="Standard">yönetmektedirler. Bu yüzden bu örgütün ana veri merkezini bulmanız gerekiyor. Bu örgütün kendi</text:p>
      <text:p text:style-name="Standard">ajanları ile iletişim için kurmuş olduğu network trafiğinin nerden geçtiğini öğrenmeniz gerekiyor.</text:p>
      <text:p text:style-name="Standard">Bunnetwork tarfiğinin hangi server'larla sağladıklarını ve bu serverları nerde tuttuklarının enlem ve</text:p>
      <text:p text:style-name="Standard">boylam bilgilerini öğrenmeniz gerekiyor. Bu örgütün ingilterede de bir üssü mevcuttur. Bu örgüt</text:p>
      <text:p text:style-name="Standard">için en önemli şey haberleşmedir ve bu haberleşme ağlarının nasıl sağlandığını hangi cihaz ya da</text:p>
      <text:p text:style-name="Standard">teknolojileri kullandıklarını öğrenmeniz gerekiyor. Bu örgütün dünyadaki bütün veri merkezlerinin</text:p>
      <text:p text:style-name="Standard">enlem ve boylam bilgisini öğrenmeniz gerekiyor. Bu örgüt haberleşme için yıllarca bu serverları</text:p>
      <text:p text:style-name="Standard">kullandılar ve bu serverlar bu insanları kaçıran örgütün hafızasıdır. Data Center'lar bu örgütün</text:p>
      <text:p text:style-name="Standard">herşeyidir. Bu insanları kaçıran ve kendini küresel güç olarak gören örgüt benimle haddinden fazla</text:p>
      <text:p text:style-name="Standard">uğraştı ve bunun da 1spatı şudur ki Ailemi, Akrabalarımı ve Arkadaşlarımı kaçırmıştır. Bu örgüt</text:p>
      <text:p text:style-name="Standard">benimle çok fazla uğraşmaktadır. Bu da bunun ispatıdır. Benimle ilgili herhangi bir yanlış bir şey</text:p>
      <text:p text:style-name="Standard">görürseniz biliniz ki bu örgütün bana kurmaya çalıştığı bir kompastan başka bir şey değildir ve</text:p>
      <text:p text:style-name="Standard">böyle bir şey görürseniz bunu bu örgüt ile bir bağını aramanız gerekmektedir. Çünkü bu örgüt</text:p>
      <text:p text:style-name="Standard">yıllardır benimle ve herkesle çok uğraşmaktadır. Bu örgüt devlet başkanlarını dahi kaçırmıştır. Bu</text:p>
      <text:p text:style-name="Standard">Örgüt böyle bir örgüttür. Bu insanları kaçıran örgüt, insanlar üzerinde deneyler yapmış, bu kesin</text:p>
      <text:p text:style-name="Standard">bilgidir.</text:p>
      <text:p text:style-name="Standard"/>
      <text:p text:style-name="Standard">01.02.2022 saat 01:54 itibariyle olay raporlarını yazmaya devam ediyorum. İnsanları kaçıran bu</text:p>
      <text:p text:style-name="Standard">örgütün estetik ameliyat ile yüzlerini değiştirip evlere yerleştirdikleri ve alt tabakadaki ajanların</text:p>
      <text:p text:style-name="Standard">bağlı oldukları bir istihbarat subayı olma yönünde bulgular mevcuttur ve bu istihbarat subayı</text:p>
      <text:p text:style-name="Standard">tarafından bu ajanlara talimatlar iletildiği yönünde bulgular mevcuttur.</text:p>
      <text:p text:style-name="Standard"/>
      <text:p text:style-name="Standard">02.02.2022 saat 18:19 itibariyle olay raporlarını yazmaya devam ediyorum. Devletimin herhangi bir</text:p>
      <text:p text:style-name="Standard">kurumunda çalışan birisinin ya da sizin emrinizdeki personellerin herhangi birisinin, bunca insanları</text:p>
      <text:p text:style-name="Standard">kaçıran ve Ailemi kaçıran bu örgüte çalışıp çalışmadığının garantisini siz kendinize verebilir</text:p>
      <text:p text:style-name="Standard">misiniz? Çünkü bu insanlar ülkelerin devlet başkanlarını dahi kaçımışlar.</text:p>
      <text:p text:style-name="Standard"><text:soft-page-break/>08.02.2022 saat 23:15 itibariyle olay raporlarını yazmaya devam ediyorum. İstanbulda Belediye</text:p>
      <text:p text:style-name="Standard">Başkanı olan Ekrem İmamoğlu ve Kemal Kılıçdaroğlunun da kaçırılmış olup şanki bu kişilere</text:p>
      <text:p text:style-name="Standard">benzeyen şahıslar da estetik ameliyatlı bu insanları kaçıran örgütün adamları olduğu yönünde</text:p>
      <text:p text:style-name="Standard">bulgular mevcuttur. Rus Askeri İstihbarat birimi olan GRU'nun da sentetik nöronları beynimde</text:p>
      <text:p text:style-name="Standard">olduğu yönünde bul gular mevcuttur. Başka kurumlarında sentetik nöronları var beynimde.</text:p>
      <text:p text:style-name="Standard"/>
      <text:p text:style-name="Standard">10.02.2022 saat 16:15 itibariyle olay raporlarını yazmaya devam ediyorum. Bulu da bir ormanda bir</text:p>
      <text:p text:style-name="Standard">yerlatı hapishanesi olduğu yönünde bulgular mevcuttur ve bu yeraltı hapishanesi şehirler arası</text:p>
      <text:p text:style-name="Standard">otobüslerin geçtiği yola yakın olduğu yönünde bulgular mevcuttur. Şuan Muş'ta oturmakta olduğum</text:p>
      <text:p text:style-name="Standard">ve Cumhuriyet Caddesi Eski Acil Yolu Nisa apartman olarak geçen binadan da birçok kişiyi Mossad</text:p>
      <text:p text:style-name="Standard">ajanları kaçırmış olduğu yönünde bulgular mevcuttur ve şuan bu binada kalanların büyüm bir</text:p>
      <text:p text:style-name="Standard">çoğunluğu estetik ameliyat ile kaçırılan insanlara benzetilen Mossad ajanlarıdır. Bu insanları</text:p>
      <text:p text:style-name="Standard">kaçıran örgüt birilerini kaçırmak için ekipler kurmuş durumda ve bu ekipleri kullanarak insanları</text:p>
      <text:p text:style-name="Standard">kaçırma çabası içerisindeler. Bu insanları kaçıran örgütün 23 ya da 53 tane ülkeye operasyon</text:p>
      <text:p text:style-name="Standard">çektikleri ve devlet başkanlarını kaçırdıkları yönünde bulgular mevcuttur ve böyle iki sayı</text:p>
      <text:p text:style-name="Standard">mevcuttur fakat tam olarak kaç tane ülkeye operasyon çekip devlet başkanlarını kaçırdıkları net</text:p>
      <text:p text:style-name="Standard">olarak bilinmemektedir. Ayrıca Turan Birliğinin kurmuş olduğu istihbarat birimine ait sentetik</text:p>
      <text:p text:style-name="Standard">nöronlarıda var beynimde ve ABD'nin istihbarat birimi olan DARPA kuruluşunun da sentetik</text:p>
      <text:p text:style-name="Standard">nöronları var beynimde,</text:p>
      <text:p text:style-name="Standard"/>
      <text:p text:style-name="Standard">12.02.2022 saat 01:26 itibariyle olay raporlarını yazmaya devam ediyorum. Bu örgüt ile ilgili şunun</text:p>
      <text:p text:style-name="Standard">bilinmesi gerekiyor ki bu örgüt sadece Türkiyeden insanları kaçırmakla kalmamış dünyadaki birçok</text:p>
      <text:p text:style-name="Standard">ülkeden sivil ve diğer kurumlarda olan kişileri kaçırmışlar ve şuan birçok ülkede inşa ettikleri</text:p>
      <text:p text:style-name="Standard">yeraltı hapishanelerinde tutulmaktadırlar. Türkiyede şuan bu yaşanan olaylar sadece bu ülkede</text:p>
      <text:p text:style-name="Standard">yaşanmıyor birçok ülkeden birçok kişi kaçırılmıştır ve başka birçok ülkede şuan bu ülkede yaşanan.</text:p>
      <text:p text:style-name="Standard">bu kaçırılma vakaları gibi vakalar yaşanmaktadır. Bu olayın aslı şudur ki Kur'an da haber verilen ve</text:p>
      <text:p text:style-name="Standard">Kur'an ile sabit olan durum şu ki yahudiler yeryüzünde iki defa bozgunculuk çıkaracaklardır işte</text:p>
      <text:p text:style-name="Standard">şuan ki bu yaşananlar Kur'an da haber verilen ve yeryüzündeki ikinci bozgunculuktur. Bu kaçırılma</text:p>
      <text:p text:style-name="Standard">Vakaları bütün dünyada yaşanıyor sadece Türkiyede yaşanmıyor. Birçok ülkede şuan inşa etükleri</text:p>
      <text:p text:style-name="Standard">yeraltı hapishanelerinde kaçırdıkları o ülkenin vatandaşlarını yıllarca tutsak etmişler. Bu işin önüne</text:p>
      <text:p text:style-name="Standard">geçilmesinin tek yolu bu örgütün Data Center'larına erişmenizdir. Çünkü bu örgüt için data center</text:p>
      <text:p text:style-name="Standard">herşey demektir. Bu yüzden bu örgütün Data Center”larının peşine düşmeniz gerekiyor ve dünya</text:p>
      <text:p text:style-name="Standard">çapında bir operasyon yürüttükleri için dünyanın birçok yerinde Data Center”lar kurdukları</text:p>
      <text:p text:style-name="Standard">yönünde bulgular mevcuttur. Çin, ABD, Fransa, Rusya sadece bu ülkelerden birkaçıdır. Bu örgütün</text:p>
      <text:p text:style-name="Standard">Rusyada da bir yeralı hapishanesi mevcuttur ve birçok rehine şuan orda tutulmaktadır. Şuan bu</text:p>
      <text:p text:style-name="Standard">ülkede yaşanan kaçırılma vakaları bütün dünyada yaşanıyor. Bu örgütün beyin takımının data center larına erişmeniz gerekiyor yani bu örgütü kontol eden en üst katmandaki yapının elindeki</text:p>
      <text:p text:style-name="Standard">teknolojilere erişmeniz gerekiyor.</text:p>
      <text:p text:style-name="Standard"/>
      <text:p text:style-name="Standard">16.02.2022 saat 11:50 itibariyle olay raporlarını yazmaya devam ediyorum. Bu insanları kaçıran</text:p>
      <text:p text:style-name="Standard">örgüt deney ürünü çocuklar yapmış olduğu yönünde bulgular mevcuttur. Bu yüzden bu örgütün</text:p>
      <text:p text:style-name="Standard">insanlar üzerinde deney yaptıkları kesin bir bilgidir. Bitlis Güroymak Özkavak Köyüne ben Van</text:p>
      <text:p text:style-name="Standard">Psikiyatri bölümünde 2021 yaz ayında çıkıp köyüme geldiğimde o zaman estetik ameliyat ile yüzü</text:p>
      <text:p text:style-name="Standard">yeğenim bahara benzetilen bir ajan'ı köydeki evime gönderdiler. Bu tesadüf değildi. Birilerinin o</text:p>
      <text:p text:style-name="Standard">kız üstünde planları var. Bu kız ile geçmişte karşılaşmış olma durumum söz konusudur. Bu örgütün</text:p>
      <text:p text:style-name="Standard">her ne planı varsa da bu insanları bu örgütün elinde bırakmamanız gerekiyor. Bu insanlara yardım</text:p>
      <text:p text:style-name="Standard">etmeniz gerekiyor. Birilerinin bunca insana da o kıza da yardım etmesi gerekiyor bana da.</text:p>
      <text:p text:style-name="Standard"/>
      <text:p text:style-name="P1">22.02.2022 saat 21:30 itibariyle olay raporlarını yazmaya devam ediyorum. Bu örgütün benim çevremdeki ajanlarının birçoğunun cinlerle görüştükleri kesin bir bilgi olmakla beraber bu örgütün ajanları cinlerle iletişim içerisindeler ve bu örgütün benim çevremdeki ajanları içerisinde cinlerle iletişim kurmak çok yaygın bir durumdur. Bu örgütün ajanları için cinlerle görüşmek çok normal ve sıradan bir durumdur bu mossad ajanları için. Bu örgütün içinde cinlerle iletişimde olmanın ne kadar yaygın olduğunu kontrol edilmesi gerekiyor. Bu örgütteki ajanlara bu cinleri istihbarat mı verdi yoksa kendilerimi bu cinlerle iletişime geçtiler bunu öğrenmeniz gerekiyor. İstihbaratta cinleri kullanma işi de bu insanları kaçıran örgütün metodlarından biridir bu durumdanda haberdar olmanız gerekiyor. </text:p>
      <text:p text:style-name="Standard"/>
      <text:p text:style-name="P2">02.03.2022 saat 22:40 itibariyle olay raporlarını yazmaya devam ediyorum. Bu örgütün ajanlarının neredeyse tamamının cinleri var ve bu cinleri bu örgütün istihbaratı vermiştir. Bu cinlerle iletişim kuruyorlar. Bu örgütün ajanları cinlerle kendi aralarında sürekli olarak haberleşmekteler. Bu örgütün neredeyse her ajanının bir cini var ve bu ajanlar bu cinlerle sürekli olarak birbirleri ile iletişim kurmaktalar.</text:p>
      <text:p text:style-name="Standard"/>
      <text:p text:style-name="P3">04.03.2022 saat 19:37 itibariyle olay raporlarını yazmaya devam ediyorum. İnsanları kaçıran bu örgütün haberleşme yöntemlerinden birisi sentetik nöronlardır diğeri de cinlerle haberleşiyorlar. Bu örgütün ajanlarının hepsinin cinleri var ve bu örgütün istihbaratı bu örgütün ajanlarına bu cinleri vermiş. Bu örgütün ajanları da birisi ile ilgili bilgi toplarken bu bilgileri <text:span text:style-name="T4">bu örgütün ajanlarının</text:span> cinleri toplamaktadır ve bu cinler bu örgütün ajanları arasında bir network kurmuşlar ve cinlerle vesvese ile iletişim kuruyor bu insanları kaçıran bu örgütün istihbarat ajanları. <text:span text:style-name="T1">Bu da bu örgütün metodlarından biridir.</text:span> <text:span text:style-name="T1">Bu cinler geçmiş ile ilgili bilgileri bu istihbarat ajanlarına vermekteler. Bu örgütün ajanları aynı zamanda cinleri kullanarak yer altı hapishanelerinin yerlerinin tamamını size söyleyebilirler </text:span><text:span text:style-name="T5">ya da kaçırılan herkesin nerde olduğu bilgisini size verebilirler</text:span><text:span text:style-name="T1">. Bu bilgi kesin bilgidir. Bu örgüt Türkiye Cumhuriyeti Derin Devletinin peşindeler. Derin Devlet’i arıyorlar. Bu örgüt aksakkalı diye bir derin devlet arıyorlar bu ülkede ve bu derin devlete aksakkalı diyorlar. Hatta türk birliği teşkilatını dahi kurarken </text:span><text:span text:style-name="T3">bu teşkilatın içindeki bir yapıya</text:span><text:span text:style-name="T1"> aksakallı ismini verdiler. Kısacası </text:span><text:span text:style-name="T2">bu örgüt türkiye cumhuriyeti derin devletini</text:span><text:span text:style-name="T1"> kaçırmayı planlıyorlar. Bu işin gerçeği budur. Bu durumdan haberdar olması gerekiyor devletimin. </text:span><text:span text:style-name="T6">Bu insanları kaçıran örgütün herhangi bir ajanı size türkiyedeki ve dünyadaki bütün yeraltı hapishanelerinin ve kayıp insanların tamamının nerde olduklarını ve data center’ların nerde olduğunun bilgisini cinlerden alıp size verebilirler. </text:span><text:span text:style-name="T7">Bu kesin bir bilgidir. </text:span><text:span text:style-name="T8">Bu örgütün alt tabakadaki istihbarat ajanlarına para teklif ederseniz size </text:span><text:span text:style-name="T9">bu bilgileri </text:span><text:span text:style-name="T8">vereceklerdir. Bu ajanlar bu bilgileri cinlerinden öğreniyorlar ve her istihbarat ajanının bir cini var.</text:span></text:p>
      <text:p text:style-name="P4"/>
      <text:p text:style-name="P5">07.03.2022 saat 23:29 itibariyle olay raporlarını yazmaya devam ediyorum. 15 Temmuz da bu ülkeye yapılan darbenin başındaki ve o işin emrini veren kişilerin bu mossad ajanının adamları olup olmadığının ya da estetik ameliyatla yüzü değiştirilmiş mossad ajanları olup olmadığının kontrolünü devletin yapması gerekiyor. <text:span text:style-name="T10">Çünkü 15 temmuz darbe girişimi bu mossad ajanlarının bu ülkeye </text:span><text:span text:style-name="T13">ve ülkenin halkına</text:span><text:span text:style-name="T10"> kurmuş olduğu bir kompas </text:span><text:span text:style-name="T11">olma durumu söz konusud</text:span><text:span text:style-name="T12">ur</text:span><text:span text:style-name="T10">.</text:span></text:p>
      <text:p text:style-name="P5"/>
      <text:p text:style-name="P6">08.03.2022 saat 22:05 itibariyle günlük olay raporlarını yazmaya devam ediyorum. Mossad 15 Temmuz darbe girişimi sırasında devleti bir iç savaşa sürüklemeyi planlamıştır ve darbe emrini verenlerin Mossad ajanları olma durumu söz konusudur. Bu darbenin amacı ülkeyi suriye, mısır, libya gibi iç savaşa sürükleyip yıkmaktır. <text:span text:style-name="T14">15 Temmuz darbesini bilen devletin içindeki birçok Mossad ajanı düğüne gittiler ve halkı bu kadere terk ettiler. Bu darbe işini Mossad ajanları fetö </text:span><text:span text:style-name="T17">yapmış dediler </text:span><text:span text:style-name="T14">bu yüzden bu darbe’nin emrini veren mossad ajanlarını bulmanız gerekiyor. </text:span><text:span text:style-name="T17">15 Temmuz darbe girişiminde Mossad ajanlarının rolü neydi? Devletin buna odaklanması gerekiyor. </text:span><text:span text:style-name="T15">Derin devlet’tende birçok kaçırılma vakaları yaşanmıştır bunun da devletin bilmesi gerekiyor. </text:span><text:span text:style-name="T16">15 temmuz darbesine fetö darbe girişimi dediniz ama mossad ajanlarının bu ülkedeki binler</text:span><text:span text:style-name="T22">ce</text:span><text:span text:style-name="T16"> vatandaşı kaçırmasına ne isim verdiniz. Bu örgütün bu ülkeye yapmış olduğu darbeye neden sessiz kaldı Türkiye Cumhuriyeti Devleti. </text:span><text:span text:style-name="T18">15 temmuz Darbe girişimini gerçekten Fetö mü yaptı yoksa </text:span><text:soft-page-break/><text:span text:style-name="T18">Fetö’nün </text:span><text:span text:style-name="T19">ya da</text:span><text:span text:style-name="T18"> Devletin içine sızan Mossad ajanlarımı yaptı? Devletimin bunu birbirinden ayırt etmesi ve bu konuyu aydınlatması gerekiyor. </text:span><text:span text:style-name="T20">Çünkü mossad ajanları her kuruma sızmışlar. </text:span><text:span text:style-name="T21">Devletimin 15 Temmuz darbe girşiminin gerçeğini öğrenmesi gerekiyor.</text:span></text:p>
      <text:p text:style-name="P6"/>
      <text:p text:style-name="P7">04.03.2022 saat 04:24 itibariyle olay raporlarını yazmaya devam ediyorum. Mossad benim çevremdeki binlerce insanı kaçırdıktan sonra kimi neye göre çevreme yerleştirdi. Ayrıca Mossad’ı bu ülkede besleyen yapının kim olduğunu bulmanız gerekiyor çünkü bu yapıyı bu ülkede besleyen insanlar ya meclistedir ya da derin devletin içindedir ve bu şekilde bu <text:span text:style-name="T23">kaçırılma olaylarının</text:span> bu devlete ne kadar sıçradığını tespit etmiş olursunuz. <text:span text:style-name="T24">Ayrıca bu örgütün planı derin devleti kaçırmaktadır.</text:span></text:p>
      <text:p text:style-name="P7"/>
      <text:p text:style-name="P8">12.03.2022 saat 22:29 itibariyle olay raporlarını yazmaya devam ediyorum. Mossad ajanları sorgulandığında onların cinleri sorgu esnasında onları yönlendirmektedir ve bu şekilde doğruluk serumlarının etkisinde dahi hiç konuşmamaktadırlar <text:span text:style-name="T25">ve hiç bilgi vermemektedirler</text:span>. Bu da bu mossad ajanlarının sorgu esnasında kullandığı metodlarından biridir.</text:p>
      <text:p text:style-name="P8"/>
      <text:p text:style-name="P9">23.03.2022 saat 03:17 itibariyle olay raporlarını yazmaya devam ediyorum. 15 Temmuz darbe girişimi<text:span text:style-name="T29">ni ger</text:span><text:span text:style-name="T30">ç</text:span><text:span text:style-name="T29">ekten</text:span> fetö mü yaptı yoksa fetö’nün içine sızan mossad ajanları <text:span text:style-name="T26">yapıp suçu fetö’ye mi yıktı</text:span> ya da fetö’yü yok etmek için <text:span text:style-name="T26">bunca insanı kaçıran </text:span><text:span text:style-name="T30">bu </text:span><text:span text:style-name="T26">örgüt </text:span><text:span text:style-name="T29">bu darbeyi yapıp bu darbe suçunu fetö’ye yıkıp</text:span><text:span text:style-name="T26"> </text:span>fetö’ye <text:span text:style-name="T29">bir kompas mı kurdu</text:span>? Bu konuyu devletimin kesin olarak öğrenmesi gerekmektedir. <text:span text:style-name="T27">Çünkü bu örgüt ve ajanları paganlar ve </text:span><text:span text:style-name="T28">islam </text:span><text:span text:style-name="T27">din</text:span><text:span text:style-name="T28">in</text:span><text:span text:style-name="T27">e düşman bir örgüttür.</text:span></text:p>
      <text:p text:style-name="P9"/>
      <text:p text:style-name="P10">03.04.2022 saat 19:38 itibariyle olay raporlarını yazmaya devam ediyorum. Bu örgüt hapishaneden insanları gizli bir şekilde çıkartıp deniz altılarla bermuda şeytan üçgenine bu şahısları götürüp orda 1 yıl civarında bir eğitim vermektedir. Bermuda Şeytan üçgeninde de bir yeraltı hapishanesi mevcuttur <text:span text:style-name="T32">ve birçok kişi şuan orda da tutulmaktadır aynı zamanda bu örgütün merkezi bermuda şeytan üçgeni olma durumu söz konusudur</text:span>. <text:span text:style-name="T31">Bu örgüt </text:span>bütün dünyaya bu operasyonu çekmişler <text:span text:style-name="T31">ve devletleri ele geçirmişler</text:span>. Bu örgütün kendine ait bir dünyası var. Bu örgütün kendine ait dünyalarının tam olarak ne olduğu belirsizdir. <text:span text:style-name="T33">Bu örgütün bu kadar gizli kalmasının sebeplerinden birisi ajanlarının suçlulardan oluşmasıdır ve bu örgütün bu kadar gizli kalmasının başka birçok sebebi mevcuttur.</text:span></text:p>
      <text:p text:style-name="P10"/>
      <text:p text:style-name="P11">22.04.2022 saat 21:24 itibariyle olay raporlarını yazmaya devam ediyorum. Bu örgütün çekirdek yapısının elindeki ilaç teknolojisi çok gelişmiş olduğundan dolayı birçok hastalığın ilacı bu örgütün elinde mevcut <text:span text:style-name="T35">bundan dolayı </text:span>bu örgütün data center’larına erişmeniz gerekiyor. </text:p>
      <text:p text:style-name="P11"/>
      <text:p text:style-name="P12">29.04.2022 saat 15:16 itibariyle olay raporlarını yazmaya devam ediyorum. Çanakkale Deniz Hava Üs komutanlığında askerlik vazifemi yerine getirdikten sonra Bitlis Güroymak Özkavak köyümdeki evime geldiğimde benim evime 3 tane derin devlet adamını ve babamı getirdiler bu insanların elleri kelepçeliydi. Bana ilaç vermişlerdi ilacın etkisinde onlarla görüştürdüler beni. Bu kişiler 4 yıldır israil devleti tarafından esir alınıp israilin inşa ettiği yer altı hapishanelerinde esir olarak tutulmaktadırlar. Bu kişilerle beraber maskeli bir israil derin devlet adamı onların yanındaydı. Bu kaçırılan derin devlet adamlarının isimleri Murat Karay, Murat Kartal, Muhammer Kadayıf. İsmini yazdığım bu insanlar özkavak köyündeki evime getirilen derin devlet adamlarına ait isimler<text:span text:style-name="T52">dir. </text:span>Derin devleteki başka kaçırılan kişilerin bilgileri şunlardır; Muharrem İncesu, Enes Yeşilyurt TBMM deki Mossad ajanlarından birisinin ismi Muharrem İnce Turan Birliğinde de Mustafa Koçdoğan, Mustafa Koçyiğit adındaki kişiler mossad tarafından kaçırılmıştır ve şuan ki insanlar mossad ajanları olma durumu söz konusudur. Ayrıca 2019 yılı ekim ayında Mossad ajanı olan Recep Tayyip Erdoğan beni angela merkel ile görüştürdü ve Angel<text:span text:style-name="T50">a</text:span> Merkel de kaçırılmıştır. Angela Merkel benden su istedi <text:span text:style-name="T34">bu kadarını hatırlıyorum. B</text:span>u olaylar <text:span text:style-name="T34">ben </text:span>doğruluk serumlarının etkisindeyken gerçekleşti.</text:p>
      <text:p text:style-name="P12"/>
      <text:p text:style-name="P13"><text:soft-page-break/>29.04.2022 saat 21:47 itibariyle olay raporlarını yazmaya devam ediyorum. 2011 yılından itibaren benim yanıma getirilen ne kadar insan varsa cinleri gönderip bu kişilerin isimlerini öğrenebilirsiniz. Benim yanıma Angela Merkel, Putin, Trump, Biden, Erdoğan ve Türkiye Cumhuriyeti Derin Devletinin içinden birçok kişiyi benim yanıma getirmişler. Bu kişilerin kim olduğunu isimlerine kadar öğrenebilirsiniz. Bu olaylar hepsi ben doğruluk serumlarının etkisinde iken gerçekleşmiştir. <text:span text:style-name="T36">Bu şekilde kaçırılan kişilerin bilgilerine ulaşabilirsiniz ve birisinin resmini bu cinlere gösterip o kişinin nerde olduğunun bilgisini de bu şekilde cinlerden alabilirsiniz </text:span><text:span text:style-name="T37">bunu yaparken bu örgütün cinleri olan </text:span><text:span text:style-name="T38">ajanları</text:span><text:span text:style-name="T37"> ile görüşürseniz onlar bu işin nasıl yapıldığını kendileri biliyorlar. Aynı zamanda</text:span><text:span text:style-name="T36"> o kişinin mossad ajanı olup olmadığının bilgisini ve kaçırılmış olduğu bilgisini ya da nerde tutulduğunun bilgisini de bu şekilde elde edebilirsiniz. Bu şekilde bu ülkedeki kaçırılan derin devlet adamlarının tamamının bilgisine ulaşabilirsiniz. </text:span><text:span text:style-name="T39">Herhangi birisinin kaçırılmış olma durumu varsa ya da mossad ajanı olduğundan şüpheleniyorsanız o kişinin kontrolünü bu şekilde yapabilirsiniz ve bunu yaparken bu örgütün ajanlarını bu şekilde kullanabilirsiniz. Bu örgütün ajanlarına para ve güvenlik verirseniz bu ajanlarla bu konuda anlaşabilirsiniz. </text:span><text:span text:style-name="T40">Bu örgütün elindeki ilaç teknolojisi çok gelişmiş olduğundan dolayı kanserin dahi ilacı bu örgütün elinde mevcuttur bu yüzden bu örgütün data center’larına erişmeniz gerekiyor.</text:span></text:p>
      <text:p text:style-name="P13"/>
      <text:p text:style-name="P14">05.05.2022 saat 13:40 itibariyle olay raporlarını yazmaya devam ediyorum. Benim spermlerimi alarak israil devleti benden birkaç tane çocuk yapmışlar tam olarak kaç tane çocuk yaptıkları belli değildir. <text:span text:style-name="T41">Benden 10 civarında çocuk yapmış olabilirler ama bu sayı teyit edilmemiştir.</text:span> Mossad estetik ameliyat ile birisinin yüzünü bana benzetmiş ve benim ifadelerimi değiştirmek için o mossad ajanı kullanılmaktadır. O kişi estetik ameliyat ile yüzü benim yüzüme benzetilmiş ve benim ifadelerimi sab<text:span text:style-name="T41">o</text:span>te etmek için o mossad ajanını kullanmaktadırlar. <text:span text:style-name="T41">Bu örgütün ajanlarının cinlerini kullanarak benden kaç çocuk yaptıkları bilgisine ulaşabilirsiniz. </text:span><text:span text:style-name="T42">Bu ülkeden kaçırılan derin devlet adamlarının kim olduğu bilgisini bu örgütün ajanlarının cinlerini kullanarak öğrenebilirsiniz. Bu örgütün cinleri olan ajanları bu işin nasıl yapıldığını biliyorlar. Bu örgütün ajanları bu cinlerle başka birçok şey yapabiliyorlar ve bunun bilgisini de bu örgütün ajanlarından öğrenebilirsiniz. Bu örgüt pagan bir yapıdadır ve her ajanın bir cini var. Bu örgüt dediğim mossad’dır. İsrail devletinin istihbarat kurumudur. 2011 yılından itibaren yanıma birçok kişi gelmiştir ve bu kişileri mossad ajanları getirmştir. Bu kişilerin içinde Trump, Biden, Putin, Recep Tayyip Erdoğan, Angela Merkel ve Türkiye Cumhuriyeti Devletinden kaçırdıkları birçok derin devlet adamını da yanıma getirmişlerdir. Bu bilgilerin tamamını cinleri göndererek öğrenebilirsiniz ve </text:span><text:span text:style-name="T50">bu</text:span><text:span text:style-name="T42"> </text:span><text:span text:style-name="T50">örgütün ajanları </text:span><text:span text:style-name="T42">bunun nasıl yapılacağını hatta benim yanıma gelen herkesin isimlerine kadar öğrenebilirler. Bu şekilde benim yanıma getirilen ve mossad ajanları tarafından kaçırılan herkesi öğrenebilirsiniz. </text:span><text:span text:style-name="T43">Devlet beni sorguladığında estetik ameliyat ile yüzü bana benzetilen bir mossad ajanı benim yerime ifade vermektedir. Devletin bu konudan da haberdar edilmesi gerekmektedir. Kaçırılma olayları ile ilgili hiçbir polis ya da askere ifade vermedim ve benim yerime ifade veren </text:span><text:span text:style-name="T53">estetik ameliyat ile bana benzetilen</text:span><text:span text:style-name="T43"> mossad ajanlarıdır. Bu mossad ajanlarının amacı benim ifadelerimi örtbas etme çabasıdır. </text:span><text:span text:style-name="T44">Mossad bu ülkeden kaçırdıkları insanları yurtdışına götürmektedirler ve bunun için kullandıkları yollardan birisi de iskenderun limanıdır. Bu limanı kullanarak birçok kişiyi doğu gota’ya </text:span><text:span text:style-name="T45">ve yurt dışına </text:span><text:span text:style-name="T44">kaçırmışlardır ve bu yol sadece bu örgütün insanları kaçırdıkları bir yerdir. Bu örgüt insanları kaçırmak için kullandığı başka yolları da vardır. </text:span><text:span text:style-name="T46">Mossad ajanlarını sorgularken doğruluk ilaçlarının etkisinde onları cinleri yönlendirmektedir ve bu şekilde bilgi vermemektedirler. Bu insanları sorgularken kod kullanırsanız o kodlardan dolayı size doğru cevap verirler ve bu örgütün birçok kodu mevcuttur. Bu kodlardan biri de aex2df bu kodları kullan</text:span><text:span text:style-name="T48">ıp soru sorduğunuzda s</text:span><text:span text:style-name="T46">orularınıza </text:span><text:span text:style-name="T47">doğru</text:span><text:span text:style-name="T46"> cevap veriyorlar. </text:span><text:span text:style-name="T49">Bu örgütün istihbarat için kullandığı birçok kod vardır. </text:span><text:span text:style-name="T50">Fetullah Gülen olarak bilinen ve Fetö’nün başındaki isimlerden olan şahısta kaçırılmıştır ve şuan Fetullah Gülen’e benzetilen ve Fetullah Gülen cemaatinin başındaki kişi estetik ameliyat ile yüzü Fetullah Gülen’e benzetilen bir mossad ajanıdır. Cimer’e yazdığım ihbarların nerdeyse hiçbiri devlete ulaşmamış olabil</text:span><text:span text:style-name="T53">i</text:span><text:span text:style-name="T50">r ve bu ihbarları başka yerlere yönlendiren devletin içinde bir mossad yapılanması </text:span><text:span text:style-name="T53">söz konusudur</text:span><text:span text:style-name="T50">. İsrail Devleti Dünyadan milyonlarca insan kaçırmış ve yıllardır bu insanlar yerin altındaki inşa edilmiş hapishanelerde tutulmaktadırlar. Şuan dünyadaki bütün devletler israil devleti </text:span><text:soft-page-break/><text:span text:style-name="T50">tarafından işgal altındadır. İsrail devleti dünyadan milyonlarca insan kaçırmış ve kaçırdıkları insanların kaçırıldığını örtbas etmek için estetik ameliyat ile birilerinin yüzünü o insanlara benzetip o insanların evine yerleştirmiştir. Şuan bu şekilde israil devletinin yürüttüğü operasyondan dolayı bütün ülkeler işgal altındadır. Bütün devletlerin devlet başkanları ve devletin içindeki birçok kurumundan son olarak sivil halktan milyonlarca insan israil devleti tarafından kaçırılıp inşa edilen yeraltı hapishanelerinde tutulmaktadırar.</text:span></text:p>
      <text:p text:style-name="P14"/>
      <text:p text:style-name="P15">12.05.2022 saat 17:42 itibariyle olay raporlarını yazmaya devam ediyorum. Bu örgütün malta da çok önemli bir üss leri var Bu üs malta adasında da olabilir fakat bu örgüt bu merkeze çok önem veriyor.</text:p>
      <text:p text:style-name="P15"/>
      <text:p text:style-name="P16">21.05.2022 saat 02:07 itibariyle olay raporlarını yazmaya devam ediyorum. Cinler bu örgütün liderlerinin şekline girebilirler ve bu şekilde bu örgütün bütün liderlerini tespit edebilirsiniz. <text:span text:style-name="T51">Dünyadan 13.5 milyon insan kaçırılıp yerin altındaki hapishanelerde israil devleti tarafından kaçırılmıştır. Ayırca derin devletin içinden kaçırılan birisinin ismi de Murat Akay ya da Murat AKA’dır.</text:span></text:p>
      <text:p text:style-name="P16"/>
      <text:p text:style-name="P17">01.06.2022 saat 05:41 itibariyle olay raporlarını yazmaya devam ediyorum. Hapishanelerden çıkartılıp mossad için çalışan estetik ajanların hepsi müslüman olabilir. Bu yüzden herhangi bir operasyona giderseniz bu insanlarla iletişime geçin ve onlar ne istiyorsa siz devlet olarak onların ihtiyaçlarını karşılayın. Sizi şeytanlardan da kuruyacağız deyin onlara. Bu şekilde karşı tarafla iş birliği yapmış olursunuz. Bir operasyonda bunun ne anlama geldiğini Türkiye Cumhuriyeti Devleti de biliyor. Bu insanlar sihir, büyü, ilaçlar <text:span text:style-name="T54">ve diğer şeyler ile</text:span> yönlendirilmektedirler. Bu insanların bedenindeki cin ve şeytanlar bunlara his gibi şeyler vererek bu insanları yönlendirmektedirler. Bunun dışında başka şeylerde var. Devletin bu konuyu detaylı bir şekilde araştırması gerekiyor. Bu örgütün hapishaneden çıkartıp mossada çalışan ajanların büyük bir kısmının akıl sağlığı yerinde değil. <text:span text:style-name="T54">Mossadın b</text:span>u insanlara tam olarak neler yaptıklarını ve <text:span text:style-name="T54">bu insanları </text:span>nasıl kontrol altında <text:span text:style-name="T54">tuttuklarını </text:span>devletin öğrenmesi gerekiyor. <text:span text:style-name="T55">Hapishaneden çıkartılıp bu işlere sokulan mossad ajanlarının akıl sağlığı yerinde değil. Bu insanlara sahip çıkacak kimse yok. Bu insanlara birşeyler göstermişler ve bu insanlar böyle bir dünya gördükleri için ilaç ve diğer şeyler ile kontrol edilmektedirler ve bunun gibi şeylerden dolayı ne yapacaklarını bilmiyorlar. </text:span><text:span text:style-name="T56">Bunca insanı bu örgütün elinde bırakmayın. </text:span><text:span text:style-name="T57">Bunca insan müslüman olabilirler çünkü bu insanlar birçok şey görmüşler ve bu konuya Türkiye Cumhuriyeti Devleti karar ver</text:span><text:span text:style-name="T58">mesi gerekiyor</text:span><text:span text:style-name="T57">. Bunca insanı Mossadın elinde bırakmayın ve bu konuda ne yapılması gerektiğine Devletimin karar vermesi gerekiyor. Çünkü bu örgüt bunca insanı aileleriyle beraber bu işlere sokmuş ve bu insanların akıl sağlıkları yerinde değil. </text:span><text:span text:style-name="T59">Bu örgütün adalardaki yapılanmalarını detaylı bir şekilde araştırılması gerekiyor çünkü bu örgüt önemli merkezlerini adalarda kurmaktadır. </text:span><text:span text:style-name="T60">Mossad bu insanları savaş için kullanırsa devletin bundan haberdar edilmesi gerekiyor. </text:span><text:span text:style-name="T61">Mossadın bu insanlara yaptığı şeylerden dolayı bu insanların nasıl etkilendiğini devletin </text:span><text:span text:style-name="T62">detaylı</text:span><text:span text:style-name="T61"> araştırması gerekiyor.</text:span></text:p>
      <text:p text:style-name="P17"/>
      <text:p text:style-name="P18">02.06.2022 saat 17:18 itibariyle olay raporlarını yazmaya devam ediyorum. Mossad önemli merkezlerini adalarda kurduğu için bu da mossadın metodlarından birisidir. Mossadın elindeki ilaç teknolojisi çok gelişmiş olduğu için mossadın dünyadaki bütün labaratuvarlarına erişmeniz gerekiyor. <text:span text:style-name="T63">Kök hücre tedavisi, kanser ve diğer hastalıkların ilaçları var mossadın labaratuvarlarında.</text:span></text:p>
      <text:p text:style-name="P18"/>
      <text:p text:style-name="P19">03.06.2022 saat 01:20 itibariyle olay raporlarını yazmaya devam ediyorum. Mossad<text:span text:style-name="T65">ın</text:span> amazon <text:span text:style-name="T64">ormanlarında</text:span> çok önemli bir merkezi var. <text:span text:style-name="T65">Birden fazla merkezleri de olma durumu söz konusudur. </text:span><text:span text:style-name="T64">Mossad amazon ormanlarında birşey saklıyor. Devletin bu konuyu detaylı araştırması gerekiyor.</text:span> Mossadın amazonda bir kaç merkezi olma durumu söz konusudur. Amazondalardaki yeraltı hapishanelerinde çok önemli insanları da tutuyorlar. Aynı zamanda filipinlerde de önemli bir yeraltı hapishanesi ve labaratuvarları var. Bu yeraltı hapishaneleri ve labaratuvarlardan biri de filipinlerdeki amazon ormanlarında olabilir fakat amazon ormanlarında başka hapishaneler ve <text:soft-page-break/>labaratuvarlar var. Hangi ülkede olduklarını ya da nerde olduklarının koordinatlarını devletin öğrenmesi gerekiyor. </text:p>
      <text:p text:style-name="P19"/>
      <text:p text:style-name="P20">05.06.2022 saat 23:18 itibariyle olay raporlarını yazmaya devam ediyorum. Mossad insanları hapishaneden çıkartıp aileleriyle beraber bu insanlara sihir büyü yapıp ilaçlar vermiş. Bu insanların iradeleriyle oynamışlar. Bu insanlar bu halde nasıl yaşayacaklar. Bunca insanın akıl sağlığı yerinde değil ve mossad bunca insana bu şekilde kontrol altına almış durumda. Bu insanlar bu şekilde nasıl yaşayacaklar. Bu insanlara kim sahip çıkacak. Çünkü mossad bunca insanı aileleriyle beraber bu hale getirip bu işlere sokmuş. Bu insanların hepsi sihir, büyü ve ilaçlarla kontrol eidlmekte ve yönlendirilmektedirler. Bu insanların mossadın elinde bırakılmaması gerekiyor. <text:span text:style-name="T66">Bu söylediğim sadece mossadın hapishanelerden çıkartıp aileleriyle beraber ajan olarak mossada çalışan insanlar için geçerlidir. Bu insanlar robotlar gibi yaşıyorlar ve bunun da farkında değiller. </text:span><text:span text:style-name="T67">Bu insanal</text:span><text:span text:style-name="T69">a</text:span><text:span text:style-name="T67">rın tedavi edilmesi ve mossadın bunlara yaptığı şeylerden arındırılması gerekiyor. Çünkü bu insanlar bu şekilde bir robot olarak sihir, büyü ve ilaçların etkisinde nasıl normal bir hayatları olacak. </text:span><text:span text:style-name="T68">Devletin bu konuyu detaylı bir şekilde araştırması ve mossadın bu insanlara neler yaptığını detaylı bir şekilde öğrenmesi gerekiyor. Çünkü bunca insan cin ve şeytanların bu insanlara verdiği etkilerle yaşıyor son olarak bu insanlara verilen ilaçların etkisinde yaşamaktadırlar ve bunun da farkında değiller şuan. Bunca insanın inancına bu şekilde müdahale edilmiş durumda.</text:span></text:p>
      <text:p text:style-name="P20"/>
      <text:p text:style-name="P21">06.06.2022 saat 19:08 itibariyle olay raporlarını yazmaya devam ediyorum. Mossadın hapishanelerden çıkartıp bu işlere sokulan insanların ve Ailelerin tedavi edilmesi gerekiyor. Bu işi ancak Türkiye Cumhuriyeti Devleti çözebil<text:span text:style-name="T70">ir</text:span>. <text:span text:style-name="T71">Bu insanlar </text:span><text:span text:style-name="T72">Cin, Şeytan ve ilaçların</text:span><text:span text:style-name="T71"> etki</text:span><text:span text:style-name="T72">si</text:span><text:span text:style-name="T71"> altında bırakılmaması gerekiyor. </text:span><text:span text:style-name="T83">Bu yahudi ya da israiloğullarından olmayan mossad ajanları için geçerlidir. Sadece hapishaneden çıkartılıp farklı ırklara mensup olan ve yahudi ya da israil oğulları olmayan insanlar için geçerlidir. Çünkü yahudi ve israiloğulları bu insanları hapishaneden çıkartıp bu hale getirdi. Bu insanlara bunu yahudiler ve israiloğulları yaptı ve bu insanları hapishaneden çıkartıp bu hale getirdi.</text:span></text:p>
      <text:p text:style-name="P21"/>
      <text:p text:style-name="P22">06.06.2022 saat 23:09 itibariyle olay raporlarını yazmaya devam ediyorum. Türkiye Cumhuriyeti Devleti diğer ülkelerin liderlerini ve mossadın yeraltı hapishanelerindeki insanları kurtarırsa devlet olarak süper güç konumunda olacaktır ve gelecekte o devletler üzerindeki yetkinlik ve hakimiyeti fazla olacaktır. Ayrıca o ülkelerdeki mossadın merkezlerinde, datacenterlarında ya da labaratuvarlarında ne bulurlarsa o da Türkiye Cumhuriyeti Devletine ait olacaktır. Bu konuyu devletin değerlendirmesinde fayda var. Ayrıca Telefon ve Bilgisayarım normal değil. Sıradan bir telefon ya da bilgisayar değil elimdeki cihazlar. Bu cihazlar farklı bir teknoloji devletin bu durumdan haberi olsun.</text:p>
      <text:p text:style-name="P22"/>
      <text:p text:style-name="P23">07.06.2022 saat 01:24 itibariyle olay raporlarını yazmaya devam ediyorum. Mossadın elinde iyi doktorlar var. Bu insanları alıp kendiniz için çalıştırabilirsiniz. Mossada çalışacağına Türkiye Cumhuriyeti Devletine çalışmaları daha iyi olacaktır.</text:p>
      <text:p text:style-name="P23"/>
      <text:p text:style-name="P24">07.06.2022 saat 07:52 itibariyle olay raporlarını yazmaya devam ediyorum. Yaptığım ihbarların Türkiye Cumhuriyeti ordusuna ulaştığından devletin emin olması gerekiyor.</text:p>
      <text:p text:style-name="P24"/>
      <text:p text:style-name="P25">07.06.2022 saat 09:35 itibariyle olay raporlarını yazmaya devam ediyorum. Mossad hapishaneden çıkartıp bu işlere soktuğu insanları savaş ya da başka bir şey için kullanırsa devlet bu insanlarla işbirliği yapıp bu işi savaş <text:span text:style-name="T73">olmadan </text:span><text:span text:style-name="T76">çözebilir</text:span><text:span text:style-name="T73">. </text:span><text:span text:style-name="T74">Bu insanların akıl sağlığı yerinde değil. Devletin bu işlere bu gözle bakması gerekiyor. </text:span><text:span text:style-name="T75">Mossad bu insanları </text:span><text:span text:style-name="T77">sihir, büyü, ilaç ve diğer şeylerle</text:span><text:span text:style-name="T75"> etki altına alıp kontrol ediyor ve bu işi ordu objektif bir şekilde değerlendirmesi gerekiyor. Bu mossadın hapishaneden çıkartıp kullanmaya çalıştığı insanlar için geçerlidir.</text:span></text:p>
      <text:p text:style-name="P25"/>
      <text:p text:style-name="P26"><text:soft-page-break/>09.06.2022 saat 05:51 itibariyle olay raporlarını yazmaya devam ediyorum. Muş iline gelen Türkiye Cumhuriyeti Devletinin bütün personelleri Mossad tarafından sürekli olarak kaçırılıyor. Ayrıca Muş ilindeki merkezinin tamamı mossad tarafından kaçırılmış ve şuan muşta yaşayan herkes mossad ajanıdır. Muş’un merkezindeki herkes <text:span text:style-name="T78">yani </text:span>bütün şehir mossad tarafından kaçırılmıştır. </text:p>
      <text:p text:style-name="P26"/>
      <text:p text:style-name="P27">12.06.2022 saat 05:09 itibariyle olay raporlarını yazmaya devam ediyorum. Mossad önemli merkezlerini amazon ormanlarında ve yağmur ormanlarında kurmaktadır. Ayrıc abu ormanlarda mossadın insanları kaçırıp götürdüğü hapishaneler mevcuttur. Bu ormanlarda mossadın çok önemli merkezleri mevcuttur. Mossad önemli merkezlerini kurmak için amazon ve yağmur ormanlarını da seçmiştir.</text:p>
      <text:p text:style-name="P27"/>
      <text:p text:style-name="P28">18.06.2022 saat 01:25 itibariyle olay raporlarını yazmaya devam ediyorum. 15 temmuz darbe girişimini mossad yapmış ve suçu fetö’ye yıkmıştır. <text:span text:style-name="T79">Mossad 2012 yılından önce Türkiye Cumhuriyeti Devletinin ve diğer ülkelerin içine sızmaya devam etmektedir ve bu şekilde devletleri yönetmektedir. </text:span><text:span text:style-name="T80">Şuan bütün devletler estetik mossad ajanları tarafından yönetilmektedir.</text:span></text:p>
      <text:p text:style-name="P28"/>
      <text:p text:style-name="P29">18.06.2022 saat 02:22 itibariyle olay raporlarını yazmaya devam ediyorum. Mossad hapishaneden insanları çıkartıp sihir, büyü, ilaçlar ve diğer şeyler ile bu insanların akıl ve iradelerine müdahale edip kendi kontrolleri altına almaktadırlar. Mossad için çalışan israiloğulları dünyadaki herkese üstünlük iddiasında bulunup diğer insanların israiloğulları için bir köle olduğunu iddia ederek dünyadan 14 milyon insan kaçırıp yıllarca bu insanları yerin altındaki hapishanelerde esir olarak tutmaktadırlar. İsrailOğlulları dünya için bir terördür fakat hapishaneden çıkartılıp mossad için kullanılan insanların birçoğunun akıl sağlıkları yerinde değil. Mossadın herşeyi algı operasyonundan ibarettir. Cini olan ve Mossad için çalışan herhangi birisine yeterli para ve güvenlik verilirse bu kişi dünyadaki bütün mossadın yeraltı hapishanelerinin koordinatlarına erişebilir ayrıca dünyadaki bütün devletlerin içine sızmış estetik israiloğullarının ya da mossad ajanlarının kim olduğunu tespit edebilir. Bu şekilde bütün ülkeler kendi devletlerini estetik mossad ajanlarından temizleyebilirler. Dünyada şuan 5 milyon estetik yahudi ve israiloğulları devletlerin içine sızmış ve devletleri yönetmektedirler. <text:span text:style-name="T81">Mossad dünyadan 14 milyon insan kaçırdığı halde bu kaçırılma olayları bu kadar yıl neden gizli kaldı? Bunun birçok sebebi var ve bu sebeplerin tamamının devletlerin öğrenmesi gerekiyor. Çünkü bu metodları devletler bilmeli ve güvenliklerini sağlamaları gerekiyor. Ayrıca en son trump ya da angela merkel yanıma geldiğinde benden yardım istediler ve özgür kalmak için benden onları kurtarmamı istediler. </text:span><text:span text:style-name="T82">Ayrıca mossadın labaratuvarlarında kalp gibi organlar yetiştirilmektedirler ve mossadın elindeki labaratavuvarlarda sağlık teknolojisi bu kadar gelişmektedirler.</text:span></text:p>
      <text:p text:style-name="P29"/>
      <text:p text:style-name="P30">18.06.2022 saat 16:42 itibariyle olay raporlarını yazmaya devam ediyorum. Mossad birisini kaçırmaya karar verdiğinde cinler o kişiye ilaç veriyorlar. Bu ilaçlar bayıltma ilaçları gibi ilaçlardır. Bu şekilde cinler o kişiyi bayıltıp ya da başka ilaçların etkisine soktuktan sonra mossad gelip o kişiyi kaçırıyor ve o kişi ayıldığında kendini mossadın yeraltı hapishanelerinin birinde buluyor. Bu da mossadın metodlarından biridir. <text:span text:style-name="T84">Mossad bu ve bunun gibi metodları kullanarak dünyadan 14 milyon insan kaçırdı ve hala bu insanları kaçırmaya devam ediyor.</text:span></text:p>
      <text:p text:style-name="P30"/>
      <text:p text:style-name="P31">19.06.2022 saat 09:30 itibariyle olay raporlarını yazmaya devam ediyorum. Mossad labaratuvarlarında kalp ve diğer organlar yetiştiriyor ve estetik mossad ajanlarına kalp nakli yapılmış. Yapılan kalp nakli üzerinde oynanılmış ve kalpleri normal insanların kalbinden biraz farklıdır. Ayrıca hapishaneden çıkarılan mossad ajanlarının acıyı hisseden sinir reseptörleri alınmış ve acıyı hissetmez konumdalar. Hapishaneden çıkarılıp mossad için kullanılan insanalrın kalpleri üzerinde genetik olarak oynanılan kalpler nakledilmiş ve bu kalplerde anormal olan başka bir durumda bu kalplerde sadece lümei şeytaniye mevcuttur.</text:p>
      <text:p text:style-name="P31"/>
      <text:p text:style-name="P32"><text:soft-page-break/>19.06.2022 saat 21:20 itibariyle olay raporlarını yazmaya devam ediyorum. Mossad bu insanları hapishaneden çıkartıp bunların üstünde çok oynamışlar. Mossad bu insanların beynine çip yerleştirmiş ve bu çip bu insanların inancına etki ediyor. Bu insanların nüfusu 135 bin ve Aileleriyle beraber 1 milyon insan bu şekilde mossad tarafından bu hale getirildi. Bu insanların tedavi edilmesi zorunlu bir durumdur. <text:span text:style-name="T85">Mossad bunun dışında bu insanlara başka şeyler de yapıp yapmadığının kontrolünü devlet</text:span><text:span text:style-name="T90">ler</text:span><text:span text:style-name="T85">in yapması gerekiyor. </text:span><text:span text:style-name="T86">Hapishaneden çıkartılıp Aileleriyle beraber bu işlere sokulan insanların insan olarak kalmaları için hiçbir şey kalmamış. Bu insanlar bu şekilde nasıl yaşayacaklar. Bu insanların ordu tarafından tedavi edilmesi gerekiyor çünkü mossad bu insanlar üzerinde çok oynamış. </text:span><text:span text:style-name="T87">Bu insanlara eski </text:span><text:span text:style-name="T88">insani görünümlerinin </text:span><text:span text:style-name="T90">biyolojik olarak</text:span><text:span text:style-name="T87"> geri </text:span><text:span text:style-name="T89">verilmesi</text:span><text:span text:style-name="T87"> gerekiyor. Bu insanlar kendilerine sahip çıkamamışlar devlet</text:span><text:span text:style-name="T90">ler</text:span><text:span text:style-name="T87">in bu insanlara sahip çıkması gerekiyor.</text:span></text:p>
      <text:p text:style-name="P32"/>
      <text:p text:style-name="P33">20.06.2022 saat 12:59 itibariyle olay raporlarını yazmaya devam ediyorum. Şu tarih itibariyle mossad dünyadan 16 milyon insan kaçırmıştır. Bu kaçırılma olaylarından dolayı bütün ülkeler şuan bütün devletlerin içine sızmış yahudiler tarafından işgal altındadır. Bütün ülkeler şuan israil devletinin işgali altındadır. <text:span text:style-name="T91">İsrail Devleti tarafından kaçırılan herkesi Hz. Mehdi a.s kurudu. Mehdi elinde kılıç olup ışık gibi parlayan kişidir. Bu konuyu araştırırsanız devasa kanıtlar bulacaksınız. </text:span><text:span text:style-name="T92">Estetik ile yüzünü bana benzeten bir mossad ajanı var. Bu ajan herkese kumpas kuruyo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2T22:29:58.246254787</meta:creation-date>
    <dc:date>2022-06-20T13:56:49.519752914</dc:date>
    <meta:editing-duration>PT5H3M9S</meta:editing-duration>
    <meta:editing-cycles>190</meta:editing-cycles>
    <meta:generator>LibreOffice/7.2.6.2$Linux_X86_64 LibreOffice_project/20$Build-2</meta:generator>
    <meta:document-statistic meta:table-count="0" meta:image-count="0" meta:object-count="0" meta:page-count="15" meta:paragraph-count="423" meta:word-count="8521" meta:character-count="63976" meta:non-whitespace-character-count="55873"/>
  </office:meta>
</office:document-meta>
</file>